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6362in"/>
    </style:style>
    <style:style style:name="co4" style:family="table-column">
      <style:table-column-properties fo:break-before="auto" style:column-width="1.722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25">
      <style:table-cell-properties fo:background-color="#ffff99"/>
    </style:style>
    <style:style style:name="ce5" style:family="table-cell" style:parent-style-name="Default" style:data-style-name="N43">
      <style:table-cell-properties fo:background-color="#ffff99"/>
    </style:style>
    <style:style style:name="ce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9"/>
    <style:style style:name="ce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99ccff"/>
    </style:style>
    <style:style style:name="ce13" style:family="table-cell" style:parent-style-name="Default" style:data-style-name="N43">
      <style:table-cell-properties fo:background-color="#99ccff"/>
    </style:style>
    <style:style style:name="ce14" style:family="table-cell" style:parent-style-name="Default" style:data-style-name="N125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07.22.2014 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 office:value-type="string">
            <text:p>Notes:</text:p>
          </table:table-cell>
          <table:table-cell office:value-type="string">
            <text:p>Tiny Tag 001 is with LP-80 #002 in RIL 63, and Tiny Tag 002 is with LP-80 #001 in RIL 73 on 07/22/14 (all other days in 2014 are TT001 with LP001 and TT002 with LP002).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RFM: 12.75 feet tall, senesce @ 6 feet</text:p>
          </table:table-cell>
          <table:table-cell table:number-columns-repeated="6"/>
          <table:table-cell table:style-name="Default" office:value-type="string">
            <text:p>SKT: 10.2 feet tall, senesce @ 5 feet</text:p>
          </table:table-cell>
          <table:table-cell table:number-columns-repeated="9"/>
        </table:table-row>
        <table:table-row table:style-name="ro3">
          <table:table-cell table:style-name="ce1" office:value-type="string">
            <text:p>LP-80 #002 <text:s/>(RIL 63)</text:p>
          </table:table-cell>
          <table:table-cell table:style-name="ce2" table:number-columns-repeated="3"/>
          <table:table-cell table:number-columns-repeated="3"/>
          <table:table-cell table:style-name="ce1" office:value-type="string">
            <text:p>LP-80 #001 <text:s/>(RIL 73)</text:p>
          </table:table-cell>
          <table:table-cell/>
          <table:table-cell table:style-name="ce1"/>
          <table:table-cell table:style-name="ce2"/>
          <table:table-cell table:number-columns-repeated="3"/>
          <table:table-cell table:style-name="ce8"/>
          <table:table-cell/>
          <table:table-cell table:style-name="Default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6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6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4" table:formula="of:=100*((12.75 - [.A7])/12.75)" office:value-type="float" office:value="84.3137254901961">
            <text:p>84.3</text:p>
          </table:table-cell>
          <table:table-cell table:style-name="ce5" office:value-type="time" office:time-value="PT14H04M10S">
            <text:p>02:04:10 PM</text:p>
          </table:table-cell>
          <table:table-cell table:style-name="ce5" office:value-type="time" office:time-value="PT14H07M10S">
            <text:p>02:07:10 PM</text:p>
          </table:table-cell>
          <table:table-cell table:style-name="ce7" office:value-type="float" office:value="32.2">
            <text:p>32.2</text:p>
          </table:table-cell>
          <table:table-cell table:style-name="ce8" office:value-type="float" office:value="32.2">
            <text:p>32.2000</text:p>
          </table:table-cell>
          <table:table-cell/>
          <table:table-cell table:style-name="ce3" office:value-type="float" office:value="2">
            <text:p>2</text:p>
          </table:table-cell>
          <table:table-cell table:style-name="ce4" table:formula="of:=100*((10.2 - [.H7])/10.2)" office:value-type="float" office:value="80.3921568627451">
            <text:p>80.4</text:p>
          </table:table-cell>
          <table:table-cell table:style-name="ce5" office:value-type="time" office:time-value="PT14H04M10S">
            <text:p>02:04:10 PM</text:p>
          </table:table-cell>
          <table:table-cell table:style-name="ce5" office:value-type="time" office:time-value="PT14H07M10S">
            <text:p>02:07:10 PM</text:p>
          </table:table-cell>
          <table:table-cell table:style-name="ce7" office:value-type="float" office:value="50.7">
            <text:p>50.7</text:p>
          </table:table-cell>
          <table:table-cell table:style-name="ce8" office:value-type="float" office:value="48.6">
            <text:p>48.6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4" table:formula="of:=100*((12.75 - [.A8])/12.75)" office:value-type="float" office:value="76.4705882352941">
            <text:p>76.5</text:p>
          </table:table-cell>
          <table:table-cell table:style-name="ce5" office:value-type="time" office:time-value="PT14H08M30S">
            <text:p>02:08:30 PM</text:p>
          </table:table-cell>
          <table:table-cell table:style-name="ce5" office:value-type="time" office:time-value="PT14H11M30S">
            <text:p>02:11:30 PM</text:p>
          </table:table-cell>
          <table:table-cell table:style-name="ce7" office:value-type="float" office:value="31.7">
            <text:p>31.7</text:p>
          </table:table-cell>
          <table:table-cell table:style-name="ce8" office:value-type="float" office:value="31.35">
            <text:p>31.3500</text:p>
          </table:table-cell>
          <table:table-cell/>
          <table:table-cell table:style-name="ce3" office:value-type="float" office:value="3">
            <text:p>3</text:p>
          </table:table-cell>
          <table:table-cell table:style-name="ce4" table:formula="of:=100*((10.2 - [.H8])/10.2)" office:value-type="float" office:value="70.5882352941176">
            <text:p>70.6</text:p>
          </table:table-cell>
          <table:table-cell table:style-name="ce5" office:value-type="time" office:time-value="PT14H08M30S">
            <text:p>02:08:30 PM</text:p>
          </table:table-cell>
          <table:table-cell table:style-name="ce5" office:value-type="time" office:time-value="PT14H11M30S">
            <text:p>02:11:30 PM</text:p>
          </table:table-cell>
          <table:table-cell table:style-name="ce7" office:value-type="float" office:value="80.3">
            <text:p>80.3</text:p>
          </table:table-cell>
          <table:table-cell table:style-name="ce8" office:value-type="float" office:value="69.75">
            <text:p>69.7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4" table:formula="of:=100*((12.75 - [.A9])/12.75)" office:value-type="float" office:value="68.6274509803922">
            <text:p>68.6</text:p>
          </table:table-cell>
          <table:table-cell table:style-name="ce5" office:value-type="time" office:time-value="PT14H13M37S">
            <text:p>02:13:37 PM</text:p>
          </table:table-cell>
          <table:table-cell table:style-name="ce5" office:value-type="time" office:time-value="PT14H16M37S">
            <text:p>02:16:37 PM</text:p>
          </table:table-cell>
          <table:table-cell table:style-name="ce7" office:value-type="float" office:value="32.1">
            <text:p>32.1</text:p>
          </table:table-cell>
          <table:table-cell table:style-name="ce8" office:value-type="float" office:value="32.3">
            <text:p>32.3000</text:p>
          </table:table-cell>
          <table:table-cell/>
          <table:table-cell table:style-name="ce3" office:value-type="float" office:value="4">
            <text:p>4</text:p>
          </table:table-cell>
          <table:table-cell table:style-name="ce4" table:formula="of:=100*((10.2 - [.H9])/10.2)" office:value-type="float" office:value="60.7843137254902">
            <text:p>60.8</text:p>
          </table:table-cell>
          <table:table-cell table:style-name="ce5" office:value-type="time" office:time-value="PT14H13M37S">
            <text:p>02:13:37 PM</text:p>
          </table:table-cell>
          <table:table-cell table:style-name="ce5" office:value-type="time" office:time-value="PT14H16M37S">
            <text:p>02:16:37 PM</text:p>
          </table:table-cell>
          <table:table-cell table:style-name="ce7" office:value-type="float" office:value="78.6">
            <text:p>78.6</text:p>
          </table:table-cell>
          <table:table-cell table:style-name="ce8" office:value-type="float" office:value="75.3">
            <text:p>75.3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4" table:formula="of:=100*((12.75 - [.A10])/12.75)" office:value-type="float" office:value="60.7843137254902">
            <text:p>60.8</text:p>
          </table:table-cell>
          <table:table-cell table:style-name="ce5" office:value-type="time" office:time-value="PT14H19M10S">
            <text:p>02:19:10 PM</text:p>
          </table:table-cell>
          <table:table-cell table:style-name="ce5" office:value-type="time" office:time-value="PT14H22M10S">
            <text:p>02:22:10 PM</text:p>
          </table:table-cell>
          <table:table-cell table:style-name="ce7" office:value-type="float" office:value="34.2">
            <text:p>34.2</text:p>
          </table:table-cell>
          <table:table-cell table:style-name="ce8" office:value-type="float" office:value="33.55">
            <text:p>33.5500</text:p>
          </table:table-cell>
          <table:table-cell/>
          <table:table-cell table:style-name="ce3" office:value-type="float" office:value="5">
            <text:p>5</text:p>
          </table:table-cell>
          <table:table-cell table:style-name="ce4" table:formula="of:=100*((10.2 - [.H10])/10.2)" office:value-type="float" office:value="50.9803921568627">
            <text:p>51.0</text:p>
          </table:table-cell>
          <table:table-cell table:style-name="ce5" office:value-type="time" office:time-value="PT14H19M10S">
            <text:p>02:19:10 PM</text:p>
          </table:table-cell>
          <table:table-cell table:style-name="ce5" office:value-type="time" office:time-value="PT14H22M10S">
            <text:p>02:22:10 PM</text:p>
          </table:table-cell>
          <table:table-cell table:style-name="ce7" office:value-type="float" office:value="54.7">
            <text:p>54.7</text:p>
          </table:table-cell>
          <table:table-cell table:style-name="ce8" office:value-type="float" office:value="57.4">
            <text:p>57.4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4" table:formula="of:=100*((12.75 - [.A11])/12.75)" office:value-type="float" office:value="52.9411764705882">
            <text:p>52.9</text:p>
          </table:table-cell>
          <table:table-cell table:style-name="ce5" office:value-type="time" office:time-value="PT14H25M10S">
            <text:p>02:25:10 PM</text:p>
          </table:table-cell>
          <table:table-cell table:style-name="ce5" office:value-type="time" office:time-value="PT14H28M10S">
            <text:p>02:28:10 PM</text:p>
          </table:table-cell>
          <table:table-cell table:style-name="ce7" office:value-type="float" office:value="120.7">
            <text:p>120.7</text:p>
          </table:table-cell>
          <table:table-cell table:style-name="ce8" office:value-type="float" office:value="83.05">
            <text:p>83.0500</text:p>
          </table:table-cell>
          <table:table-cell/>
          <table:table-cell table:style-name="ce3" office:value-type="float" office:value="6">
            <text:p>6</text:p>
          </table:table-cell>
          <table:table-cell table:style-name="ce4" table:formula="of:=100*((10.2 - [.H11])/10.2)" office:value-type="float" office:value="41.1764705882353">
            <text:p>41.2</text:p>
          </table:table-cell>
          <table:table-cell table:style-name="ce5" office:value-type="time" office:time-value="PT14H25M10S">
            <text:p>02:25:10 PM</text:p>
          </table:table-cell>
          <table:table-cell table:style-name="ce5" office:value-type="time" office:time-value="PT14H28M10S">
            <text:p>02:28:10 PM</text:p>
          </table:table-cell>
          <table:table-cell table:style-name="ce7" office:value-type="float" office:value="206.5">
            <text:p>206.5</text:p>
          </table:table-cell>
          <table:table-cell table:style-name="ce8" office:value-type="float" office:value="171.25">
            <text:p>171.2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4" table:formula="of:=100*((12.75 - [.A12])/12.75)" office:value-type="float" office:value="45.0980392156863">
            <text:p>45.1</text:p>
          </table:table-cell>
          <table:table-cell table:style-name="ce5" office:value-type="time" office:time-value="PT14H30M40S">
            <text:p>02:30:40 PM</text:p>
          </table:table-cell>
          <table:table-cell table:style-name="ce5" office:value-type="time" office:time-value="PT14H33M40S">
            <text:p>02:33:40 PM</text:p>
          </table:table-cell>
          <table:table-cell table:style-name="ce7" office:value-type="float" office:value="110.6">
            <text:p>110.6</text:p>
          </table:table-cell>
          <table:table-cell table:style-name="ce8" office:value-type="float" office:value="154.6">
            <text:p>154.6000</text:p>
          </table:table-cell>
          <table:table-cell/>
          <table:table-cell table:style-name="ce3" office:value-type="float" office:value="7">
            <text:p>7</text:p>
          </table:table-cell>
          <table:table-cell table:style-name="ce4" table:formula="of:=100*((10.2 - [.H12])/10.2)" office:value-type="float" office:value="31.3725490196078">
            <text:p>31.4</text:p>
          </table:table-cell>
          <table:table-cell table:style-name="ce5" office:value-type="time" office:time-value="PT14H30M40S">
            <text:p>02:30:40 PM</text:p>
          </table:table-cell>
          <table:table-cell table:style-name="ce5" office:value-type="time" office:time-value="PT14H33M40S">
            <text:p>02:33:40 PM</text:p>
          </table:table-cell>
          <table:table-cell table:style-name="ce7" office:value-type="float" office:value="168">
            <text:p>168.0</text:p>
          </table:table-cell>
          <table:table-cell table:style-name="ce8" office:value-type="float" office:value="202.05">
            <text:p>202.0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4" table:formula="of:=100*((12.75 - [.A13])/12.75)" office:value-type="float" office:value="37.2549019607843">
            <text:p>37.3</text:p>
          </table:table-cell>
          <table:table-cell table:style-name="ce5" office:value-type="time" office:time-value="PT14H34M35S">
            <text:p>02:34:35 PM</text:p>
          </table:table-cell>
          <table:table-cell table:style-name="ce5" office:value-type="time" office:time-value="PT14H37M35S">
            <text:p>02:37:35 PM</text:p>
          </table:table-cell>
          <table:table-cell table:style-name="ce7" office:value-type="float" office:value="229.4">
            <text:p>229.4</text:p>
          </table:table-cell>
          <table:table-cell table:style-name="ce8" office:value-type="float" office:value="263.933333333333">
            <text:p>263.9333</text:p>
          </table:table-cell>
          <table:table-cell/>
          <table:table-cell table:style-name="ce3" office:value-type="float" office:value="8">
            <text:p>8</text:p>
          </table:table-cell>
          <table:table-cell table:style-name="ce4" table:formula="of:=100*((10.2 - [.H13])/10.2)" office:value-type="float" office:value="21.5686274509804">
            <text:p>21.6</text:p>
          </table:table-cell>
          <table:table-cell table:style-name="ce5" office:value-type="time" office:time-value="PT14H34M35S">
            <text:p>02:34:35 PM</text:p>
          </table:table-cell>
          <table:table-cell table:style-name="ce5" office:value-type="time" office:time-value="PT14H37M35S">
            <text:p>02:37:35 PM</text:p>
          </table:table-cell>
          <table:table-cell table:style-name="ce7" office:value-type="float" office:value="513.3">
            <text:p>513.3</text:p>
          </table:table-cell>
          <table:table-cell table:style-name="ce8" office:value-type="float" office:value="556.1">
            <text:p>556.1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4" table:formula="of:=100*((12.75 - [.A14])/12.75)" office:value-type="float" office:value="29.4117647058824">
            <text:p>29.4</text:p>
          </table:table-cell>
          <table:table-cell table:style-name="ce5" office:value-type="time" office:time-value="PT14H48M27S">
            <text:p>02:48:27 PM</text:p>
          </table:table-cell>
          <table:table-cell table:style-name="ce5" office:value-type="time" office:time-value="PT14H51M44S">
            <text:p>02:51:44 PM</text:p>
          </table:table-cell>
          <table:table-cell table:style-name="ce7" office:value-type="float" office:value="142.8">
            <text:p>142.8</text:p>
          </table:table-cell>
          <table:table-cell table:style-name="ce8" office:value-type="float" office:value="259.2">
            <text:p>259.2000</text:p>
          </table:table-cell>
          <table:table-cell/>
          <table:table-cell table:style-name="ce3" office:value-type="float" office:value="9">
            <text:p>9</text:p>
          </table:table-cell>
          <table:table-cell table:style-name="ce4" table:formula="of:=100*((10.2 - [.H14])/10.2)" office:value-type="float" office:value="11.7647058823529">
            <text:p>11.8</text:p>
          </table:table-cell>
          <table:table-cell table:style-name="ce5" office:value-type="time" office:time-value="PT14H48M27S">
            <text:p>02:48:27 PM</text:p>
          </table:table-cell>
          <table:table-cell table:style-name="ce5" office:value-type="time" office:time-value="PT14H51M44S">
            <text:p>02:51:44 PM</text:p>
          </table:table-cell>
          <table:table-cell table:style-name="ce7" office:value-type="float" office:value="1055.3">
            <text:p>1055.3</text:p>
          </table:table-cell>
          <table:table-cell table:style-name="ce8" office:value-type="float" office:value="1068.65">
            <text:p>1068.6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4" table:formula="of:=100*((12.75 - [.A15])/12.75)" office:value-type="float" office:value="21.5686274509804">
            <text:p>21.6</text:p>
          </table:table-cell>
          <table:table-cell table:style-name="ce5" office:value-type="time" office:time-value="PT14H54M15S">
            <text:p>02:54:15 PM</text:p>
          </table:table-cell>
          <table:table-cell table:style-name="ce5" office:value-type="time" office:time-value="PT14H57M50S">
            <text:p>02:57:50 PM</text:p>
          </table:table-cell>
          <table:table-cell table:style-name="ce7" office:value-type="float" office:value="564.3">
            <text:p>564.3</text:p>
          </table:table-cell>
          <table:table-cell table:style-name="ce8" office:value-type="float" office:value="589.3">
            <text:p>589.3000</text:p>
          </table:table-cell>
          <table:table-cell/>
          <table:table-cell table:style-name="ce3" office:value-type="float" office:value="10">
            <text:p>10</text:p>
          </table:table-cell>
          <table:table-cell table:style-name="ce4" table:formula="of:=100*((10.2 - [.H15])/10.2)" office:value-type="float" office:value="1.96078431372548">
            <text:p>2.0</text:p>
          </table:table-cell>
          <table:table-cell table:style-name="ce5" office:value-type="time" office:time-value="PT14H54M15S">
            <text:p>02:54:15 PM</text:p>
          </table:table-cell>
          <table:table-cell table:style-name="ce5" office:value-type="time" office:time-value="PT14H57M50S">
            <text:p>02:57:50 PM</text:p>
          </table:table-cell>
          <table:table-cell table:style-name="ce7" office:value-type="float" office:value="1944.2">
            <text:p>1944.2</text:p>
          </table:table-cell>
          <table:table-cell table:style-name="ce8" office:value-type="float" office:value="1952.55">
            <text:p>1952.5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4" table:formula="of:=100*((12.75 - [.A16])/12.75)" office:value-type="float" office:value="13.7254901960784">
            <text:p>13.7</text:p>
          </table:table-cell>
          <table:table-cell table:style-name="ce5" office:value-type="time" office:time-value="PT15H03M30S">
            <text:p>03:03:30 PM</text:p>
          </table:table-cell>
          <table:table-cell table:style-name="ce5" office:value-type="time" office:time-value="PT15H09M53S">
            <text:p>03:09:53 PM</text:p>
          </table:table-cell>
          <table:table-cell table:style-name="ce7" office:value-type="float" office:value="289.3">
            <text:p>289.3</text:p>
          </table:table-cell>
          <table:table-cell table:style-name="ce8" office:value-type="float" office:value="334.166666666667">
            <text:p>334.1667</text:p>
          </table:table-cell>
          <table:table-cell/>
          <table:table-cell table:style-name="ce3" office:value-type="float" office:value="11">
            <text:p>11</text:p>
          </table:table-cell>
          <table:table-cell table:style-name="ce4" table:formula="of:=100*((10.2 - [.H16])/10.2)" office:value-type="float" office:value="-7.84313725490197">
            <text:p>-7.8</text:p>
          </table:table-cell>
          <table:table-cell table:style-name="ce5" office:value-type="time" office:time-value="PT15H03M30S">
            <text:p>03:03:30 PM</text:p>
          </table:table-cell>
          <table:table-cell table:style-name="ce5" office:value-type="time" office:time-value="PT15H09M53S">
            <text:p>03:09:53 PM</text:p>
          </table:table-cell>
          <table:table-cell table:style-name="ce7" office:value-type="float" office:value="603.9">
            <text:p>603.9</text:p>
          </table:table-cell>
          <table:table-cell table:style-name="ce8" office:value-type="float" office:value="568.78">
            <text:p>568.78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4" table:formula="of:=100*((12.75 - [.A17])/12.75)" office:value-type="float" office:value="5.88235294117647">
            <text:p>5.9</text:p>
          </table:table-cell>
          <table:table-cell table:style-name="ce5" office:value-type="time" office:time-value="PT15H10M25S">
            <text:p>03:10:25 PM</text:p>
          </table:table-cell>
          <table:table-cell table:style-name="ce5" office:value-type="time" office:time-value="PT15H13M25S">
            <text:p>03:13:25 PM</text:p>
          </table:table-cell>
          <table:table-cell table:style-name="ce7" office:value-type="float" office:value="521.6">
            <text:p>521.6</text:p>
          </table:table-cell>
          <table:table-cell table:style-name="ce8" office:value-type="float" office:value="1118.36666666667">
            <text:p>1118.3667</text:p>
          </table:table-cell>
          <table:table-cell/>
          <table:table-cell table:style-name="ce3" office:value-type="float" office:value="12">
            <text:p>12</text:p>
          </table:table-cell>
          <table:table-cell table:style-name="ce4" table:formula="of:=100*((10.2 - [.H17])/10.2)" office:value-type="float" office:value="-17.6470588235294">
            <text:p>-17.6</text:p>
          </table:table-cell>
          <table:table-cell table:style-name="ce5" office:value-type="time" office:time-value="PT15H10M25S">
            <text:p>03:10:25 PM</text:p>
          </table:table-cell>
          <table:table-cell table:style-name="ce5" office:value-type="time" office:time-value="PT15H13M25S">
            <text:p>03:13:25 PM</text:p>
          </table:table-cell>
          <table:table-cell table:style-name="ce7" office:value-type="float" office:value="543.4">
            <text:p>543.4</text:p>
          </table:table-cell>
          <table:table-cell table:style-name="ce8" office:value-type="float" office:value="1100.15">
            <text:p>1100.1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4" table:formula="of:=100*((12.75 - [.A18])/12.75)" office:value-type="float" office:value="-1.96078431372549">
            <text:p>-2.0</text:p>
          </table:table-cell>
          <table:table-cell table:style-name="ce5" office:value-type="time" office:time-value="PT15H14M10S">
            <text:p>03:14:10 PM</text:p>
          </table:table-cell>
          <table:table-cell table:style-name="ce5" office:value-type="time" office:time-value="PT15H17M10S">
            <text:p>03:17:10 PM</text:p>
          </table:table-cell>
          <table:table-cell table:style-name="ce7" office:value-type="float" office:value="2067.5">
            <text:p>2067.5</text:p>
          </table:table-cell>
          <table:table-cell table:style-name="ce8" office:value-type="float" office:value="2106.45">
            <text:p>2106.4500</text:p>
          </table:table-cell>
          <table:table-cell/>
          <table:table-cell table:style-name="ce3" office:value-type="float" office:value="13">
            <text:p>13</text:p>
          </table:table-cell>
          <table:table-cell table:style-name="ce4" table:formula="of:=100*((10.2 - [.H18])/10.2)" office:value-type="float" office:value="-27.4509803921569">
            <text:p>-27.5</text:p>
          </table:table-cell>
          <table:table-cell table:style-name="ce5" office:value-type="time" office:time-value="PT15H14M10S">
            <text:p>03:14:10 PM</text:p>
          </table:table-cell>
          <table:table-cell table:style-name="ce5" office:value-type="time" office:time-value="PT15H17M10S">
            <text:p>03:17:10 PM</text:p>
          </table:table-cell>
          <table:table-cell table:style-name="ce7" office:value-type="float" office:value="1642.7">
            <text:p>1642.7</text:p>
          </table:table-cell>
          <table:table-cell table:style-name="ce8" office:value-type="float" office:value="1668.25">
            <text:p>1668.2500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14"/>
          <table:table-cell table:style-name="ce8"/>
          <table:table-cell/>
          <table:table-cell table:style-name="Default"/>
        </table:table-row>
        <table:table-row table:style-name="ro1" table:number-rows-repeated="1048496">
          <table:table-cell table:number-columns-repeated="17"/>
        </table:table-row>
        <table:table-row table:style-name="ro6" table:number-rows-repeated="5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07.22.2014 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Notes:</text:p>
          </table:table-cell>
          <table:table-cell office:value-type="string">
            <text:p>Tiny Tag 001 is with LP-80 #002 in RIL 63, and Tiny Tag 002 is with LP-80 #001 in RIL 73 on 07/22/14 (all other days in 2014 are TT001 with LP001 and TT002 with LP002).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RFM: 12.75 feet tall, senesce @ 6 feet</text:p>
          </table:table-cell>
          <table:table-cell table:number-columns-repeated="6"/>
          <table:table-cell table:style-name="Default" office:value-type="string">
            <text:p>SKT: 10.2 feet tall, senesce @ 5 feet</text:p>
          </table:table-cell>
          <table:table-cell table:number-columns-repeated="7"/>
        </table:table-row>
        <table:table-row table:style-name="ro3">
          <table:table-cell table:style-name="ce1" office:value-type="string">
            <text:p>LP-80 #002 <text:s/>(RIL 63)</text:p>
          </table:table-cell>
          <table:table-cell table:style-name="ce2" table:number-columns-repeated="3"/>
          <table:table-cell table:style-name="ce6"/>
          <table:table-cell table:style-name="ce8"/>
          <table:table-cell/>
          <table:table-cell table:style-name="ce1" office:value-type="string">
            <text:p>LP-80 #001 <text:s/>(RIL 73)</text:p>
          </table:table-cell>
          <table:table-cell table:style-name="ce2" table:number-columns-repeated="3"/>
          <table:table-cell table:style-name="ce6"/>
          <table:table-cell table:number-columns-repeated="3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6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6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 table:number-columns-repeated="2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4" table:formula="of:=100*((12.75 - [.A7])/12.75)" office:value-type="float" office:value="-9.80392156862745">
            <text:p>-9.8</text:p>
          </table:table-cell>
          <table:table-cell table:style-name="ce5" office:value-type="time" office:time-value="PT15H30M00S">
            <text:p>03:30:00 PM</text:p>
          </table:table-cell>
          <table:table-cell table:style-name="ce5" office:value-type="time" office:time-value="PT15H33M00S">
            <text:p>03:33:00 PM</text:p>
          </table:table-cell>
          <table:table-cell table:style-name="ce7" office:value-type="float" office:value="938.6">
            <text:p>938.6</text:p>
          </table:table-cell>
          <table:table-cell table:style-name="ce8" office:value-type="float" office:value="844.95">
            <text:p>844.9500</text:p>
          </table:table-cell>
          <table:table-cell/>
          <table:table-cell table:style-name="ce3" office:value-type="float" office:value="14">
            <text:p>14</text:p>
          </table:table-cell>
          <table:table-cell table:style-name="ce4" table:formula="of:=100*((10.2 - [.H7])/10.2)" office:value-type="float" office:value="-37.2549019607843">
            <text:p>-37.3</text:p>
          </table:table-cell>
          <table:table-cell table:style-name="ce5" office:value-type="time" office:time-value="PT15H30M00S">
            <text:p>03:30:00 PM</text:p>
          </table:table-cell>
          <table:table-cell table:style-name="ce5" office:value-type="time" office:time-value="PT15H33M00S">
            <text:p>03:33:00 PM</text:p>
          </table:table-cell>
          <table:table-cell table:style-name="ce7" office:value-type="float" office:value="673.7">
            <text:p>673.7</text:p>
          </table:table-cell>
          <table:table-cell table:style-name="ce8" office:value-type="float" office:value="662.15">
            <text:p>662.1500</text:p>
          </table:table-cell>
          <table:table-cell table:number-columns-repeated="2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4" table:formula="of:=100*((12.75 - [.A8])/12.75)" office:value-type="float" office:value="-1.96078431372549">
            <text:p>-2.0</text:p>
          </table:table-cell>
          <table:table-cell table:style-name="ce5" office:value-type="time" office:time-value="PT15H35M45S">
            <text:p>03:35:45 PM</text:p>
          </table:table-cell>
          <table:table-cell table:style-name="ce5" office:value-type="time" office:time-value="PT15H38M45S">
            <text:p>03:38:45 PM</text:p>
          </table:table-cell>
          <table:table-cell table:style-name="ce7" office:value-type="float" office:value="1750.4">
            <text:p>1750.4</text:p>
          </table:table-cell>
          <table:table-cell table:style-name="ce8" office:value-type="float" office:value="1233.45">
            <text:p>1233.4500</text:p>
          </table:table-cell>
          <table:table-cell/>
          <table:table-cell table:style-name="ce3" office:value-type="float" office:value="13">
            <text:p>13</text:p>
          </table:table-cell>
          <table:table-cell table:style-name="ce4" table:formula="of:=100*((10.2 - [.H8])/10.2)" office:value-type="float" office:value="-27.4509803921569">
            <text:p>-27.5</text:p>
          </table:table-cell>
          <table:table-cell table:style-name="ce5" office:value-type="time" office:time-value="PT15H35M45S">
            <text:p>03:35:45 PM</text:p>
          </table:table-cell>
          <table:table-cell table:style-name="ce5" office:value-type="time" office:time-value="PT15H38M45S">
            <text:p>03:38:45 PM</text:p>
          </table:table-cell>
          <table:table-cell table:style-name="ce7" office:value-type="float" office:value="1519.3">
            <text:p>1519.3</text:p>
          </table:table-cell>
          <table:table-cell table:style-name="ce8" office:value-type="float" office:value="1594.9">
            <text:p>1594.9000</text:p>
          </table:table-cell>
          <table:table-cell table:number-columns-repeated="2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4" table:formula="of:=100*((12.75 - [.A9])/12.75)" office:value-type="float" office:value="5.88235294117647">
            <text:p>5.9</text:p>
          </table:table-cell>
          <table:table-cell table:style-name="ce5" office:value-type="time" office:time-value="PT15H42M05S">
            <text:p>03:42:05 PM</text:p>
          </table:table-cell>
          <table:table-cell table:style-name="ce5" office:value-type="time" office:time-value="PT15H45M05S">
            <text:p>03:45:05 PM</text:p>
          </table:table-cell>
          <table:table-cell table:style-name="ce7" office:value-type="float" office:value="576.2">
            <text:p>576.2</text:p>
          </table:table-cell>
          <table:table-cell table:style-name="ce8" office:value-type="float" office:value="1074.8">
            <text:p>1074.8000</text:p>
          </table:table-cell>
          <table:table-cell/>
          <table:table-cell table:style-name="ce3" office:value-type="float" office:value="12">
            <text:p>12</text:p>
          </table:table-cell>
          <table:table-cell table:style-name="ce4" table:formula="of:=100*((10.2 - [.H9])/10.2)" office:value-type="float" office:value="-17.6470588235294">
            <text:p>-17.6</text:p>
          </table:table-cell>
          <table:table-cell table:style-name="ce5" office:value-type="time" office:time-value="PT15H42M05S">
            <text:p>03:42:05 PM</text:p>
          </table:table-cell>
          <table:table-cell table:style-name="ce5" office:value-type="time" office:time-value="PT15H45M05S">
            <text:p>03:45:05 PM</text:p>
          </table:table-cell>
          <table:table-cell table:style-name="ce7" office:value-type="float" office:value="821.2">
            <text:p>821.2</text:p>
          </table:table-cell>
          <table:table-cell table:style-name="ce8" office:value-type="float" office:value="1242.3">
            <text:p>1242.3000</text:p>
          </table:table-cell>
          <table:table-cell table:number-columns-repeated="2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4" table:formula="of:=100*((12.75 - [.A10])/12.75)" office:value-type="float" office:value="13.7254901960784">
            <text:p>13.7</text:p>
          </table:table-cell>
          <table:table-cell table:style-name="ce5" office:value-type="time" office:time-value="PT15H47M00S">
            <text:p>03:47:00 PM</text:p>
          </table:table-cell>
          <table:table-cell table:style-name="ce5" office:value-type="time" office:time-value="PT15H50M00S">
            <text:p>03:50:00 PM</text:p>
          </table:table-cell>
          <table:table-cell table:style-name="ce7" office:value-type="float" office:value="838.7">
            <text:p>838.7</text:p>
          </table:table-cell>
          <table:table-cell table:style-name="ce8" office:value-type="float" office:value="918.45">
            <text:p>918.4500</text:p>
          </table:table-cell>
          <table:table-cell/>
          <table:table-cell table:style-name="ce3" office:value-type="float" office:value="11">
            <text:p>11</text:p>
          </table:table-cell>
          <table:table-cell table:style-name="ce4" table:formula="of:=100*((10.2 - [.H10])/10.2)" office:value-type="float" office:value="-7.84313725490197">
            <text:p>-7.8</text:p>
          </table:table-cell>
          <table:table-cell table:style-name="ce5" office:value-type="time" office:time-value="PT15H47M00S">
            <text:p>03:47:00 PM</text:p>
          </table:table-cell>
          <table:table-cell table:style-name="ce5" office:value-type="time" office:time-value="PT15H50M00S">
            <text:p>03:50:00 PM</text:p>
          </table:table-cell>
          <table:table-cell table:style-name="ce7" office:value-type="float" office:value="1480.8">
            <text:p>1480.8</text:p>
          </table:table-cell>
          <table:table-cell table:style-name="ce8" office:value-type="float" office:value="1520.2">
            <text:p>1520.2000</text:p>
          </table:table-cell>
          <table:table-cell table:number-columns-repeated="2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4" table:formula="of:=100*((12.75 - [.A11])/12.75)" office:value-type="float" office:value="21.5686274509804">
            <text:p>21.6</text:p>
          </table:table-cell>
          <table:table-cell table:style-name="ce5" office:value-type="time" office:time-value="PT15H52M00S">
            <text:p>03:52:00 PM</text:p>
          </table:table-cell>
          <table:table-cell table:style-name="ce5" office:value-type="time" office:time-value="PT15H55M00S">
            <text:p>03:55:00 PM</text:p>
          </table:table-cell>
          <table:table-cell table:style-name="ce7" office:value-type="float" office:value="880.8">
            <text:p>880.8</text:p>
          </table:table-cell>
          <table:table-cell table:style-name="ce8" office:value-type="float" office:value="845.4">
            <text:p>845.4000</text:p>
          </table:table-cell>
          <table:table-cell/>
          <table:table-cell table:style-name="ce3" office:value-type="float" office:value="10">
            <text:p>10</text:p>
          </table:table-cell>
          <table:table-cell table:style-name="ce4" table:formula="of:=100*((10.2 - [.H11])/10.2)" office:value-type="float" office:value="1.96078431372548">
            <text:p>2.0</text:p>
          </table:table-cell>
          <table:table-cell table:style-name="ce5" office:value-type="time" office:time-value="PT15H52M00S">
            <text:p>03:52:00 PM</text:p>
          </table:table-cell>
          <table:table-cell table:style-name="ce5" office:value-type="time" office:time-value="PT15H55M00S">
            <text:p>03:55:00 PM</text:p>
          </table:table-cell>
          <table:table-cell table:style-name="ce7" office:value-type="float" office:value="1054.1">
            <text:p>1054.1</text:p>
          </table:table-cell>
          <table:table-cell table:style-name="ce8" office:value-type="float" office:value="1001.6">
            <text:p>1001.6000</text:p>
          </table:table-cell>
          <table:table-cell table:number-columns-repeated="2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4" table:formula="of:=100*((12.75 - [.A12])/12.75)" office:value-type="float" office:value="29.4117647058824">
            <text:p>29.4</text:p>
          </table:table-cell>
          <table:table-cell table:style-name="ce5" office:value-type="time" office:time-value="PT15H57M58S">
            <text:p>03:57:58 PM</text:p>
          </table:table-cell>
          <table:table-cell table:style-name="ce5" office:value-type="time" office:time-value="PT16H01M00S">
            <text:p>04:01:00 PM</text:p>
          </table:table-cell>
          <table:table-cell table:style-name="ce7" office:value-type="float" office:value="131.5">
            <text:p>131.5</text:p>
          </table:table-cell>
          <table:table-cell table:style-name="ce8" office:value-type="float" office:value="137.8">
            <text:p>137.8000</text:p>
          </table:table-cell>
          <table:table-cell/>
          <table:table-cell table:style-name="ce3" office:value-type="float" office:value="9">
            <text:p>9</text:p>
          </table:table-cell>
          <table:table-cell table:style-name="ce4" table:formula="of:=100*((10.2 - [.H12])/10.2)" office:value-type="float" office:value="11.7647058823529">
            <text:p>11.8</text:p>
          </table:table-cell>
          <table:table-cell table:style-name="ce5" office:value-type="time" office:time-value="PT15H57M58S">
            <text:p>03:57:58 PM</text:p>
          </table:table-cell>
          <table:table-cell table:style-name="ce5" office:value-type="time" office:time-value="PT16H01M00S">
            <text:p>04:01:00 PM</text:p>
          </table:table-cell>
          <table:table-cell table:style-name="ce7" office:value-type="float" office:value="210.8">
            <text:p>210.8</text:p>
          </table:table-cell>
          <table:table-cell table:style-name="ce8" office:value-type="float" office:value="201.666666666667">
            <text:p>201.6667</text:p>
          </table:table-cell>
          <table:table-cell table:number-columns-repeated="2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4" table:formula="of:=100*((12.75 - [.A13])/12.75)" office:value-type="float" office:value="37.2549019607843">
            <text:p>37.3</text:p>
          </table:table-cell>
          <table:table-cell table:style-name="ce5" office:value-type="time" office:time-value="PT16H04M00S">
            <text:p>04:04:00 PM</text:p>
          </table:table-cell>
          <table:table-cell table:style-name="ce5" office:value-type="time" office:time-value="PT16H07M00S">
            <text:p>04:07:00 PM</text:p>
          </table:table-cell>
          <table:table-cell table:style-name="ce7" office:value-type="float" office:value="98.6">
            <text:p>98.6</text:p>
          </table:table-cell>
          <table:table-cell table:style-name="ce8" office:value-type="float" office:value="103">
            <text:p>103.0000</text:p>
          </table:table-cell>
          <table:table-cell/>
          <table:table-cell table:style-name="ce3" office:value-type="float" office:value="8">
            <text:p>8</text:p>
          </table:table-cell>
          <table:table-cell table:style-name="ce4" table:formula="of:=100*((10.2 - [.H13])/10.2)" office:value-type="float" office:value="21.5686274509804">
            <text:p>21.6</text:p>
          </table:table-cell>
          <table:table-cell table:style-name="ce5" office:value-type="time" office:time-value="PT16H04M00S">
            <text:p>04:04:00 PM</text:p>
          </table:table-cell>
          <table:table-cell table:style-name="ce5" office:value-type="time" office:time-value="PT16H07M00S">
            <text:p>04:07:00 PM</text:p>
          </table:table-cell>
          <table:table-cell table:style-name="ce7" office:value-type="float" office:value="130.6">
            <text:p>130.6</text:p>
          </table:table-cell>
          <table:table-cell table:style-name="ce8" office:value-type="float" office:value="149.766666666667">
            <text:p>149.7667</text:p>
          </table:table-cell>
          <table:table-cell table:number-columns-repeated="2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4" table:formula="of:=100*((12.75 - [.A14])/12.75)" office:value-type="float" office:value="45.0980392156863">
            <text:p>45.1</text:p>
          </table:table-cell>
          <table:table-cell table:style-name="ce5" office:value-type="time" office:time-value="PT16H09M00S">
            <text:p>04:09:00 PM</text:p>
          </table:table-cell>
          <table:table-cell table:style-name="ce5" office:value-type="time" office:time-value="PT16H12M00S">
            <text:p>04:12:00 PM</text:p>
          </table:table-cell>
          <table:table-cell table:style-name="ce7" office:value-type="float" office:value="149.6">
            <text:p>149.6</text:p>
          </table:table-cell>
          <table:table-cell table:style-name="ce8" office:value-type="float" office:value="149.05">
            <text:p>149.0500</text:p>
          </table:table-cell>
          <table:table-cell/>
          <table:table-cell table:style-name="ce3" office:value-type="float" office:value="7">
            <text:p>7</text:p>
          </table:table-cell>
          <table:table-cell table:style-name="ce4" table:formula="of:=100*((10.2 - [.H14])/10.2)" office:value-type="float" office:value="31.3725490196078">
            <text:p>31.4</text:p>
          </table:table-cell>
          <table:table-cell table:style-name="ce5" office:value-type="time" office:time-value="PT16H09M00S">
            <text:p>04:09:00 PM</text:p>
          </table:table-cell>
          <table:table-cell table:style-name="ce5" office:value-type="time" office:time-value="PT16H12M00S">
            <text:p>04:12:00 PM</text:p>
          </table:table-cell>
          <table:table-cell table:style-name="ce7" office:value-type="float" office:value="144.8">
            <text:p>144.8</text:p>
          </table:table-cell>
          <table:table-cell table:style-name="ce8" office:value-type="float" office:value="154.133333333333">
            <text:p>154.1333</text:p>
          </table:table-cell>
          <table:table-cell table:number-columns-repeated="2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4" table:formula="of:=100*((12.75 - [.A15])/12.75)" office:value-type="float" office:value="52.9411764705882">
            <text:p>52.9</text:p>
          </table:table-cell>
          <table:table-cell table:style-name="ce5" office:value-type="time" office:time-value="PT16H14M00S">
            <text:p>04:14:00 PM</text:p>
          </table:table-cell>
          <table:table-cell table:style-name="ce5" office:value-type="time" office:time-value="PT16H17M00S">
            <text:p>04:17:00 PM</text:p>
          </table:table-cell>
          <table:table-cell table:style-name="ce7" office:value-type="float" office:value="190.1">
            <text:p>190.1</text:p>
          </table:table-cell>
          <table:table-cell table:style-name="ce8" office:value-type="float" office:value="134.55">
            <text:p>134.5500</text:p>
          </table:table-cell>
          <table:table-cell/>
          <table:table-cell table:style-name="ce3" office:value-type="float" office:value="6">
            <text:p>6</text:p>
          </table:table-cell>
          <table:table-cell table:style-name="ce4" table:formula="of:=100*((10.2 - [.H15])/10.2)" office:value-type="float" office:value="41.1764705882353">
            <text:p>41.2</text:p>
          </table:table-cell>
          <table:table-cell table:style-name="ce5" office:value-type="time" office:time-value="PT16H14M00S">
            <text:p>04:14:00 PM</text:p>
          </table:table-cell>
          <table:table-cell table:style-name="ce5" office:value-type="time" office:time-value="PT16H17M00S">
            <text:p>04:17:00 PM</text:p>
          </table:table-cell>
          <table:table-cell table:style-name="ce7" office:value-type="float" office:value="94.5">
            <text:p>94.5</text:p>
          </table:table-cell>
          <table:table-cell table:style-name="ce8" office:value-type="float" office:value="85.2666666666667">
            <text:p>85.2667</text:p>
          </table:table-cell>
          <table:table-cell table:number-columns-repeated="2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4" table:formula="of:=100*((12.75 - [.A16])/12.75)" office:value-type="float" office:value="60.7843137254902">
            <text:p>60.8</text:p>
          </table:table-cell>
          <table:table-cell table:style-name="ce5" office:value-type="time" office:time-value="PT16H19M30S">
            <text:p>04:19:30 PM</text:p>
          </table:table-cell>
          <table:table-cell table:style-name="ce5" office:value-type="time" office:time-value="PT16H22M30S">
            <text:p>04:22:30 PM</text:p>
          </table:table-cell>
          <table:table-cell table:style-name="ce7" office:value-type="float" office:value="38.1">
            <text:p>38.1</text:p>
          </table:table-cell>
          <table:table-cell table:style-name="ce8" office:value-type="float" office:value="41.75">
            <text:p>41.7500</text:p>
          </table:table-cell>
          <table:table-cell/>
          <table:table-cell table:style-name="ce3" office:value-type="float" office:value="5">
            <text:p>5</text:p>
          </table:table-cell>
          <table:table-cell table:style-name="ce4" table:formula="of:=100*((10.2 - [.H16])/10.2)" office:value-type="float" office:value="50.9803921568627">
            <text:p>51.0</text:p>
          </table:table-cell>
          <table:table-cell table:style-name="ce5" office:value-type="time" office:time-value="PT16H19M30S">
            <text:p>04:19:30 PM</text:p>
          </table:table-cell>
          <table:table-cell table:style-name="ce5" office:value-type="time" office:time-value="PT16H22M30S">
            <text:p>04:22:30 PM</text:p>
          </table:table-cell>
          <table:table-cell table:style-name="ce7" office:value-type="float" office:value="76.8">
            <text:p>76.8</text:p>
          </table:table-cell>
          <table:table-cell table:style-name="ce8" office:value-type="float" office:value="80.2">
            <text:p>80.2000</text:p>
          </table:table-cell>
          <table:table-cell table:number-columns-repeated="2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4" table:formula="of:=100*((12.75 - [.A17])/12.75)" office:value-type="float" office:value="68.6274509803922">
            <text:p>68.6</text:p>
          </table:table-cell>
          <table:table-cell table:style-name="ce5" office:value-type="time" office:time-value="PT16H24M40S">
            <text:p>04:24:40 PM</text:p>
          </table:table-cell>
          <table:table-cell table:style-name="ce5" office:value-type="time" office:time-value="PT16H27M40S">
            <text:p>04:27:40 PM</text:p>
          </table:table-cell>
          <table:table-cell table:style-name="ce7" office:value-type="float" office:value="31.4">
            <text:p>31.4</text:p>
          </table:table-cell>
          <table:table-cell table:style-name="ce8" office:value-type="float" office:value="29.7">
            <text:p>29.7000</text:p>
          </table:table-cell>
          <table:table-cell/>
          <table:table-cell table:style-name="ce3" office:value-type="float" office:value="4">
            <text:p>4</text:p>
          </table:table-cell>
          <table:table-cell table:style-name="ce4" table:formula="of:=100*((10.2 - [.H17])/10.2)" office:value-type="float" office:value="60.7843137254902">
            <text:p>60.8</text:p>
          </table:table-cell>
          <table:table-cell table:style-name="ce5" office:value-type="time" office:time-value="PT16H24M40S">
            <text:p>04:24:40 PM</text:p>
          </table:table-cell>
          <table:table-cell table:style-name="ce5" office:value-type="time" office:time-value="PT16H27M40S">
            <text:p>04:27:40 PM</text:p>
          </table:table-cell>
          <table:table-cell table:style-name="ce7" office:value-type="float" office:value="40.6">
            <text:p>40.6</text:p>
          </table:table-cell>
          <table:table-cell table:style-name="ce8" office:value-type="float" office:value="51.15">
            <text:p>51.1500</text:p>
          </table:table-cell>
          <table:table-cell table:number-columns-repeated="2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4" table:formula="of:=100*((12.75 - [.A18])/12.75)" office:value-type="float" office:value="76.4705882352941">
            <text:p>76.5</text:p>
          </table:table-cell>
          <table:table-cell table:style-name="ce5" office:value-type="time" office:time-value="PT16H29M50S">
            <text:p>04:29:50 PM</text:p>
          </table:table-cell>
          <table:table-cell table:style-name="ce5" office:value-type="time" office:time-value="PT16H32M50S">
            <text:p>04:32:50 PM</text:p>
          </table:table-cell>
          <table:table-cell table:style-name="ce7" office:value-type="float" office:value="20.6">
            <text:p>20.6</text:p>
          </table:table-cell>
          <table:table-cell table:style-name="ce8" office:value-type="float" office:value="19.55">
            <text:p>19.5500</text:p>
          </table:table-cell>
          <table:table-cell/>
          <table:table-cell table:style-name="ce3" office:value-type="float" office:value="3">
            <text:p>3</text:p>
          </table:table-cell>
          <table:table-cell table:style-name="ce4" table:formula="of:=100*((10.2 - [.H18])/10.2)" office:value-type="float" office:value="70.5882352941176">
            <text:p>70.6</text:p>
          </table:table-cell>
          <table:table-cell table:style-name="ce5" office:value-type="time" office:time-value="PT16H29M50S">
            <text:p>04:29:50 PM</text:p>
          </table:table-cell>
          <table:table-cell table:style-name="ce5" office:value-type="time" office:time-value="PT16H32M50S">
            <text:p>04:32:50 PM</text:p>
          </table:table-cell>
          <table:table-cell table:style-name="ce7" office:value-type="float" office:value="23.6">
            <text:p>23.6</text:p>
          </table:table-cell>
          <table:table-cell table:style-name="ce8" office:value-type="float" office:value="23.6">
            <text:p>23.6000</text:p>
          </table:table-cell>
          <table:table-cell table:number-columns-repeated="2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4" table:formula="of:=100*((12.75 - [.A19])/12.75)" office:value-type="float" office:value="84.3137254901961">
            <text:p>84.3</text:p>
          </table:table-cell>
          <table:table-cell table:style-name="ce5" office:value-type="time" office:time-value="PT16H34M30S">
            <text:p>04:34:30 PM</text:p>
          </table:table-cell>
          <table:table-cell table:style-name="ce5" office:value-type="time" office:time-value="PT16H37M30S">
            <text:p>04:37:30 PM</text:p>
          </table:table-cell>
          <table:table-cell table:style-name="ce7" office:value-type="float" office:value="25.7">
            <text:p>25.7</text:p>
          </table:table-cell>
          <table:table-cell table:style-name="ce8" office:value-type="float" office:value="25.5">
            <text:p>25.5000</text:p>
          </table:table-cell>
          <table:table-cell/>
          <table:table-cell table:style-name="ce3" office:value-type="float" office:value="2">
            <text:p>2</text:p>
          </table:table-cell>
          <table:table-cell table:style-name="ce4" table:formula="of:=100*((10.2 - [.H19])/10.2)" office:value-type="float" office:value="80.3921568627451">
            <text:p>80.4</text:p>
          </table:table-cell>
          <table:table-cell table:style-name="ce5" office:value-type="time" office:time-value="PT16H34M30S">
            <text:p>04:34:30 PM</text:p>
          </table:table-cell>
          <table:table-cell table:style-name="ce5" office:value-type="time" office:time-value="PT16H37M30S">
            <text:p>04:37:30 PM</text:p>
          </table:table-cell>
          <table:table-cell table:style-name="ce7" office:value-type="float" office:value="20.2">
            <text:p>20.2</text:p>
          </table:table-cell>
          <table:table-cell table:style-name="ce8" office:value-type="float" office:value="20.7">
            <text:p>20.7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/>
          <table:table-cell table:style-name="Default"/>
          <table:table-cell table:number-columns-repeated="7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7.23.2014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efine senesce as the plane at which majority of leaves have brown ,or have started to senec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SKT: 13 feet tall, senesce @ 5 feet</text:p>
          </table:table-cell>
          <table:table-cell table:number-columns-repeated="6"/>
          <table:table-cell office:value-type="string">
            <text:p>RFM: 10.5 feet tall, senesce @ 4.5 feet</text:p>
          </table:table-cell>
          <table:table-cell table:number-columns-repeated="7"/>
        </table:table-row>
        <table:table-row table:style-name="ro3">
          <table:table-cell table:style-name="ce1" office:value-type="string">
            <text:p>LP-80 #001 <text:s/>(RIL 63)</text:p>
          </table:table-cell>
          <table:table-cell table:style-name="ce1" table:number-columns-repeated="3"/>
          <table:table-cell table:style-name="ce6"/>
          <table:table-cell table:number-columns-repeated="2"/>
          <table:table-cell table:style-name="ce2" office:value-type="string">
            <text:p>LP-80 #002 (RIL 73)</text:p>
          </table:table-cell>
          <table:table-cell table:style-name="ce1" table:number-columns-repeated="3"/>
          <table:table-cell table:style-name="ce6"/>
          <table:table-cell table:number-columns-repeated="3"/>
        </table:table-row>
        <table:table-row table:style-name="ro7">
          <table:table-cell table:style-name="ce1" office:value-type="string">
            <text:p>feet above ground</text:p>
          </table:table-cell>
          <table:table-cell table:style-name="ce1" office:value-type="string">
            <text:p>percentage up canopy 100 -100*((plant height – feet above ground) / plant height) </text:p>
          </table:table-cell>
          <table:table-cell table:style-name="ce1" office:value-type="string">
            <text:p>time start</text:p>
          </table:table-cell>
          <table:table-cell table:style-name="ce1" office:value-type="string">
            <text:p>time end</text:p>
          </table:table-cell>
          <table:table-cell table:style-name="ce6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/>
          <table:table-cell table:style-name="ce1" office:value-type="string">
            <text:p>feet above ground</text:p>
          </table:table-cell>
          <table:table-cell table:style-name="ce1" office:value-type="string">
            <text:p>percentage up canopy 100 -100*((plant height – feet above ground) / plant height) </text:p>
          </table:table-cell>
          <table:table-cell table:style-name="ce1" office:value-type="string">
            <text:p>time start</text:p>
          </table:table-cell>
          <table:table-cell table:style-name="ce1" office:value-type="string">
            <text:p>time end</text:p>
          </table:table-cell>
          <table:table-cell table:style-name="ce6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 table:number-columns-repeated="2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-100*((13-[.A7])/13)" office:value-type="float" office:value="107.692307692308">
            <text:p>107.6923076923</text:p>
          </table:table-cell>
          <table:table-cell table:style-name="ce5" office:value-type="time" office:time-value="PT14H37M30S">
            <text:p>02:37:30 PM</text:p>
          </table:table-cell>
          <table:table-cell table:style-name="ce5" office:value-type="time" office:time-value="PT14H41M10S">
            <text:p>02:41:10 PM</text:p>
          </table:table-cell>
          <table:table-cell table:style-name="ce7" office:value-type="float" office:value="2089.8">
            <text:p>2089.8</text:p>
          </table:table-cell>
          <table:table-cell table:style-name="ce8" office:value-type="float" office:value="2110.6">
            <text:p>2110.600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-100*((10.5-[.H7])/10.5)" office:value-type="float" office:value="133.333333333333">
            <text:p>133.3333333333</text:p>
          </table:table-cell>
          <table:table-cell table:style-name="ce5" office:value-type="time" office:time-value="PT14H37M30S">
            <text:p>02:37:30 PM</text:p>
          </table:table-cell>
          <table:table-cell table:style-name="ce5" office:value-type="time" office:time-value="PT14H41M10S">
            <text:p>02:41:10 PM</text:p>
          </table:table-cell>
          <table:table-cell table:style-name="ce7" office:value-type="float" office:value="2297.2">
            <text:p>2297.2</text:p>
          </table:table-cell>
          <table:table-cell table:style-name="ce8" office:value-type="float" office:value="2345.13333333333">
            <text:p>2345.1333</text:p>
          </table:table-cell>
          <table:table-cell table:number-columns-repeated="2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-100*((13-[.A8])/13)" office:value-type="float" office:value="100">
            <text:p>100</text:p>
          </table:table-cell>
          <table:table-cell table:style-name="ce5" office:value-type="time" office:time-value="PT14H43M40S">
            <text:p>02:43:40 PM</text:p>
          </table:table-cell>
          <table:table-cell table:style-name="ce5" office:value-type="time" office:time-value="PT14H46M40S">
            <text:p>02:46:40 PM</text:p>
          </table:table-cell>
          <table:table-cell table:style-name="ce7" office:value-type="float" office:value="2221.1">
            <text:p>2221.1</text:p>
          </table:table-cell>
          <table:table-cell table:style-name="ce8" office:value-type="float" office:value="2228.6">
            <text:p>2228.6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-100*((10.5-[.H8])/10.5)" office:value-type="float" office:value="123.809523809524">
            <text:p>123.8095238095</text:p>
          </table:table-cell>
          <table:table-cell table:style-name="ce5" office:value-type="time" office:time-value="PT14H43M40S">
            <text:p>02:43:40 PM</text:p>
          </table:table-cell>
          <table:table-cell table:style-name="ce5" office:value-type="time" office:time-value="PT14H46M40S">
            <text:p>02:46:40 PM</text:p>
          </table:table-cell>
          <table:table-cell table:style-name="ce7" office:value-type="float" office:value="2115.7">
            <text:p>2115.7</text:p>
          </table:table-cell>
          <table:table-cell table:style-name="ce8" office:value-type="float" office:value="2176.25">
            <text:p>2176.2500</text:p>
          </table:table-cell>
          <table:table-cell table:number-columns-repeated="2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-100*((13-[.A9])/13)" office:value-type="float" office:value="92.3076923076923">
            <text:p>92.3076923077</text:p>
          </table:table-cell>
          <table:table-cell table:style-name="ce5" office:value-type="time" office:time-value="PT14H49M40S">
            <text:p>02:49:40 PM</text:p>
          </table:table-cell>
          <table:table-cell table:style-name="ce5" office:value-type="time" office:time-value="PT14H52M40S">
            <text:p>02:52:40 PM</text:p>
          </table:table-cell>
          <table:table-cell table:style-name="ce7" office:value-type="float" office:value="1193.5">
            <text:p>1193.5</text:p>
          </table:table-cell>
          <table:table-cell table:style-name="ce8" office:value-type="float" office:value="808.05">
            <text:p>808.050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-100*((10.5-[.H9])/10.5)" office:value-type="float" office:value="114.285714285714">
            <text:p>114.2857142857</text:p>
          </table:table-cell>
          <table:table-cell table:style-name="ce5" office:value-type="time" office:time-value="PT14H49M40S">
            <text:p>02:49:40 PM</text:p>
          </table:table-cell>
          <table:table-cell table:style-name="ce5" office:value-type="time" office:time-value="PT14H52M40S">
            <text:p>02:52:40 PM</text:p>
          </table:table-cell>
          <table:table-cell table:style-name="ce7" office:value-type="float" office:value="2231.9">
            <text:p>2231.9</text:p>
          </table:table-cell>
          <table:table-cell table:style-name="ce8" office:value-type="float" office:value="1570.6">
            <text:p>1570.6000</text:p>
          </table:table-cell>
          <table:table-cell table:number-columns-repeated="2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-100*((13-[.A10])/13)" office:value-type="float" office:value="84.6153846153846">
            <text:p>84.6153846154</text:p>
          </table:table-cell>
          <table:table-cell table:style-name="ce5" office:value-type="time" office:time-value="PT14H56M25S">
            <text:p>02:56:25 PM</text:p>
          </table:table-cell>
          <table:table-cell table:style-name="ce5" office:value-type="time" office:time-value="PT14H59M25S">
            <text:p>02:59:25 PM</text:p>
          </table:table-cell>
          <table:table-cell table:style-name="ce7" office:value-type="float" office:value="493.4">
            <text:p>493.4</text:p>
          </table:table-cell>
          <table:table-cell table:style-name="ce8" office:value-type="float" office:value="570.966666666667">
            <text:p>570.9667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-100*((10.5-[.H10])/10.5)" office:value-type="float" office:value="104.761904761905">
            <text:p>104.7619047619</text:p>
          </table:table-cell>
          <table:table-cell table:style-name="ce5" office:value-type="time" office:time-value="PT14H56M25S">
            <text:p>02:56:25 PM</text:p>
          </table:table-cell>
          <table:table-cell table:style-name="ce5" office:value-type="time" office:time-value="PT14H59M25S">
            <text:p>02:59:25 PM</text:p>
          </table:table-cell>
          <table:table-cell table:style-name="ce7" office:value-type="float" office:value="2168.8">
            <text:p>2168.8</text:p>
          </table:table-cell>
          <table:table-cell table:style-name="ce8" office:value-type="float" office:value="2290.6">
            <text:p>2290.6000</text:p>
          </table:table-cell>
          <table:table-cell table:number-columns-repeated="2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-100*((13-[.A11])/13)" office:value-type="float" office:value="76.9230769230769">
            <text:p>76.9230769231</text:p>
          </table:table-cell>
          <table:table-cell table:style-name="ce5" office:value-type="time" office:time-value="PT15H00M45S">
            <text:p>03:00:45 PM</text:p>
          </table:table-cell>
          <table:table-cell table:style-name="ce5" office:value-type="time" office:time-value="PT15H03M45S">
            <text:p>03:03:45 PM</text:p>
          </table:table-cell>
          <table:table-cell table:style-name="ce7" office:value-type="float" office:value="801">
            <text:p>801.0</text:p>
          </table:table-cell>
          <table:table-cell table:style-name="ce8" office:value-type="float" office:value="720.633333333333">
            <text:p>720.6333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-100*((10.5-[.H11])/10.5)" office:value-type="float" office:value="95.2380952380952">
            <text:p>95.2380952381</text:p>
          </table:table-cell>
          <table:table-cell table:style-name="ce5" office:value-type="time" office:time-value="PT15H00M45S">
            <text:p>03:00:45 PM</text:p>
          </table:table-cell>
          <table:table-cell table:style-name="ce5" office:value-type="time" office:time-value="PT15H03M45S">
            <text:p>03:03:45 PM</text:p>
          </table:table-cell>
          <table:table-cell table:style-name="ce7" office:value-type="float" office:value="2325.9">
            <text:p>2325.9</text:p>
          </table:table-cell>
          <table:table-cell table:style-name="ce8" office:value-type="float" office:value="2312.1">
            <text:p>2312.1000</text:p>
          </table:table-cell>
          <table:table-cell table:number-columns-repeated="2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-100*((13-[.A12])/13)" office:value-type="float" office:value="69.2307692307692">
            <text:p>69.2307692308</text:p>
          </table:table-cell>
          <table:table-cell table:style-name="ce5" office:value-type="time" office:time-value="PT15H12M30S">
            <text:p>03:12:30 PM</text:p>
          </table:table-cell>
          <table:table-cell table:style-name="ce5" office:value-type="time" office:time-value="PT15H14M30S">
            <text:p>03:14:30 PM</text:p>
          </table:table-cell>
          <table:table-cell table:style-name="ce7" office:value-type="float" office:value="511.4">
            <text:p>511.4</text:p>
          </table:table-cell>
          <table:table-cell table:style-name="ce8" office:value-type="float" office:value="460.1">
            <text:p>460.10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-100*((10.5-[.H12])/10.5)" office:value-type="float" office:value="85.7142857142857">
            <text:p>85.7142857143</text:p>
          </table:table-cell>
          <table:table-cell table:style-name="ce5" office:value-type="time" office:time-value="PT15H12M30S">
            <text:p>03:12:30 PM</text:p>
          </table:table-cell>
          <table:table-cell table:style-name="ce5" office:value-type="time" office:time-value="PT15H14M30S">
            <text:p>03:14:30 PM</text:p>
          </table:table-cell>
          <table:table-cell table:style-name="ce7" office:value-type="float" office:value="1405">
            <text:p>1405.0</text:p>
          </table:table-cell>
          <table:table-cell table:style-name="ce8" office:value-type="float" office:value="1328.4">
            <text:p>1328.4000</text:p>
          </table:table-cell>
          <table:table-cell table:number-columns-repeated="2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-100*((13-[.A13])/13)" office:value-type="float" office:value="61.5384615384615">
            <text:p>61.5384615385</text:p>
          </table:table-cell>
          <table:table-cell table:style-name="ce5" office:value-type="time" office:time-value="PT15H24M05S">
            <text:p>03:24:05 PM</text:p>
          </table:table-cell>
          <table:table-cell table:style-name="ce5" office:value-type="time" office:time-value="PT15H27M30S">
            <text:p>03:27:30 PM</text:p>
          </table:table-cell>
          <table:table-cell table:style-name="ce7" office:value-type="float" office:value="147.8">
            <text:p>147.8</text:p>
          </table:table-cell>
          <table:table-cell table:style-name="ce8" office:value-type="float" office:value="180.65">
            <text:p>180.65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-100*((10.5-[.H13])/10.5)" office:value-type="float" office:value="76.1904761904762">
            <text:p>76.1904761905</text:p>
          </table:table-cell>
          <table:table-cell table:style-name="ce5" office:value-type="time" office:time-value="PT15H24M05S">
            <text:p>03:24:05 PM</text:p>
          </table:table-cell>
          <table:table-cell table:style-name="ce5" office:value-type="time" office:time-value="PT15H27M30S">
            <text:p>03:27:30 PM</text:p>
          </table:table-cell>
          <table:table-cell table:style-name="ce7" office:value-type="float" office:value="1017.6">
            <text:p>1017.6</text:p>
          </table:table-cell>
          <table:table-cell table:style-name="ce8" office:value-type="float" office:value="834.166666666667">
            <text:p>834.1667</text:p>
          </table:table-cell>
          <table:table-cell table:number-columns-repeated="2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-100*((13-[.A14])/13)" office:value-type="float" office:value="53.8461538461539">
            <text:p>53.8461538462</text:p>
          </table:table-cell>
          <table:table-cell table:style-name="ce5" office:value-type="time" office:time-value="PT15H30M25S">
            <text:p>03:30:25 PM</text:p>
          </table:table-cell>
          <table:table-cell table:style-name="ce5" office:value-type="time" office:time-value="PT15H33M25S">
            <text:p>03:33:25 PM</text:p>
          </table:table-cell>
          <table:table-cell table:style-name="ce7" office:value-type="float" office:value="145.5">
            <text:p>145.5</text:p>
          </table:table-cell>
          <table:table-cell table:style-name="ce8" office:value-type="float" office:value="116.2">
            <text:p>116.200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-100*((10.5-[.H14])/10.5)" office:value-type="float" office:value="66.6666666666667">
            <text:p>66.6666666667</text:p>
          </table:table-cell>
          <table:table-cell table:style-name="ce5" office:value-type="time" office:time-value="PT15H30M25S">
            <text:p>03:30:25 PM</text:p>
          </table:table-cell>
          <table:table-cell table:style-name="ce5" office:value-type="time" office:time-value="PT15H33M25S">
            <text:p>03:33:25 PM</text:p>
          </table:table-cell>
          <table:table-cell table:style-name="ce7" office:value-type="float" office:value="257.9">
            <text:p>257.9</text:p>
          </table:table-cell>
          <table:table-cell table:style-name="ce8" office:value-type="float" office:value="256.166666666667">
            <text:p>256.1667</text:p>
          </table:table-cell>
          <table:table-cell table:number-columns-repeated="2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-100*((13-[.A15])/13)" office:value-type="float" office:value="46.1538461538462">
            <text:p>46.1538461538</text:p>
          </table:table-cell>
          <table:table-cell table:style-name="ce5" office:value-type="time" office:time-value="PT15H35M00S">
            <text:p>03:35:00 PM</text:p>
          </table:table-cell>
          <table:table-cell table:style-name="ce5" office:value-type="time" office:time-value="PT15H38M00S">
            <text:p>03:38:00 PM</text:p>
          </table:table-cell>
          <table:table-cell table:style-name="ce7" office:value-type="float" office:value="45.5">
            <text:p>45.5</text:p>
          </table:table-cell>
          <table:table-cell table:style-name="ce8" office:value-type="float" office:value="47.6">
            <text:p>47.60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-100*((10.5-[.H15])/10.5)" office:value-type="float" office:value="57.1428571428571">
            <text:p>57.1428571429</text:p>
          </table:table-cell>
          <table:table-cell table:style-name="ce5" office:value-type="time" office:time-value="PT15H35M00S">
            <text:p>03:35:00 PM</text:p>
          </table:table-cell>
          <table:table-cell table:style-name="ce5" office:value-type="time" office:time-value="PT15H38M00S">
            <text:p>03:38:00 PM</text:p>
          </table:table-cell>
          <table:table-cell table:style-name="ce7" office:value-type="float" office:value="250.2">
            <text:p>250.2</text:p>
          </table:table-cell>
          <table:table-cell table:style-name="ce8" office:value-type="float" office:value="226.75">
            <text:p>226.7500</text:p>
          </table:table-cell>
          <table:table-cell table:number-columns-repeated="2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-100*((13-[.A16])/13)" office:value-type="float" office:value="38.4615384615385">
            <text:p>38.4615384615</text:p>
          </table:table-cell>
          <table:table-cell table:style-name="ce5" office:value-type="time" office:time-value="PT15H40M05S">
            <text:p>03:40:05 PM</text:p>
          </table:table-cell>
          <table:table-cell table:style-name="ce5" office:value-type="time" office:time-value="PT15H43M05S">
            <text:p>03:43:05 PM</text:p>
          </table:table-cell>
          <table:table-cell table:style-name="ce7" office:value-type="float" office:value="34.5">
            <text:p>34.5</text:p>
          </table:table-cell>
          <table:table-cell table:style-name="ce8" office:value-type="float" office:value="43.35">
            <text:p>43.35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-100*((10.5-[.H16])/10.5)" office:value-type="float" office:value="47.6190476190476">
            <text:p>47.619047619</text:p>
          </table:table-cell>
          <table:table-cell table:style-name="ce5" office:value-type="time" office:time-value="PT15H40M05S">
            <text:p>03:40:05 PM</text:p>
          </table:table-cell>
          <table:table-cell table:style-name="ce5" office:value-type="time" office:time-value="PT15H43M05S">
            <text:p>03:43:05 PM</text:p>
          </table:table-cell>
          <table:table-cell table:style-name="ce7" office:value-type="float" office:value="132">
            <text:p>132.0</text:p>
          </table:table-cell>
          <table:table-cell table:style-name="ce8" office:value-type="float" office:value="111.45">
            <text:p>111.4500</text:p>
          </table:table-cell>
          <table:table-cell table:number-columns-repeated="2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-100*((13-[.A17])/13)" office:value-type="float" office:value="30.7692307692308">
            <text:p>30.7692307692</text:p>
          </table:table-cell>
          <table:table-cell table:style-name="ce5" office:value-type="time" office:time-value="PT15H44M30S">
            <text:p>03:44:30 PM</text:p>
          </table:table-cell>
          <table:table-cell table:style-name="ce5" office:value-type="time" office:time-value="PT15H48M10S">
            <text:p>03:48:10 PM</text:p>
          </table:table-cell>
          <table:table-cell table:style-name="ce7" office:value-type="float" office:value="76.9">
            <text:p>76.9</text:p>
          </table:table-cell>
          <table:table-cell table:style-name="ce8" office:value-type="float" office:value="73.9">
            <text:p>73.90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-100*((10.5-[.H17])/10.5)" office:value-type="float" office:value="38.0952380952381">
            <text:p>38.0952380952</text:p>
          </table:table-cell>
          <table:table-cell table:style-name="ce5" office:value-type="time" office:time-value="PT15H44M30S">
            <text:p>03:44:30 PM</text:p>
          </table:table-cell>
          <table:table-cell table:style-name="ce5" office:value-type="time" office:time-value="PT15H48M10S">
            <text:p>03:48:10 PM</text:p>
          </table:table-cell>
          <table:table-cell table:style-name="ce7" office:value-type="float" office:value="104.8">
            <text:p>104.8</text:p>
          </table:table-cell>
          <table:table-cell table:style-name="ce8" office:value-type="float" office:value="111.2">
            <text:p>111.2000</text:p>
          </table:table-cell>
          <table:table-cell table:number-columns-repeated="2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-100*((13-[.A18])/13)" office:value-type="float" office:value="23.0769230769231">
            <text:p>23.0769230769</text:p>
          </table:table-cell>
          <table:table-cell table:style-name="ce5" office:value-type="time" office:time-value="PT15H50M49S">
            <text:p>03:50:49 PM</text:p>
          </table:table-cell>
          <table:table-cell table:style-name="ce5" office:value-type="time" office:time-value="PT15H53M49S">
            <text:p>03:53:49 PM</text:p>
          </table:table-cell>
          <table:table-cell table:style-name="ce7" office:value-type="float" office:value="26.8">
            <text:p>26.8</text:p>
          </table:table-cell>
          <table:table-cell table:style-name="ce8" office:value-type="float" office:value="64.65">
            <text:p>64.65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-100*((10.5-[.H18])/10.5)" office:value-type="float" office:value="28.5714285714286">
            <text:p>28.5714285714</text:p>
          </table:table-cell>
          <table:table-cell table:style-name="ce5" office:value-type="time" office:time-value="PT15H50M49S">
            <text:p>03:50:49 PM</text:p>
          </table:table-cell>
          <table:table-cell table:style-name="ce5" office:value-type="time" office:time-value="PT15H53M49S">
            <text:p>03:53:49 PM</text:p>
          </table:table-cell>
          <table:table-cell table:style-name="ce7" office:value-type="float" office:value="125.4">
            <text:p>125.4</text:p>
          </table:table-cell>
          <table:table-cell table:style-name="ce8" office:value-type="float" office:value="92.95">
            <text:p>92.9500</text:p>
          </table:table-cell>
          <table:table-cell table:number-columns-repeated="2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table:formula="of:=100-100*((13-[.A19])/13)" office:value-type="float" office:value="15.3846153846154">
            <text:p>15.3846153846</text:p>
          </table:table-cell>
          <table:table-cell table:style-name="ce5" office:value-type="time" office:time-value="PT15H56M12S">
            <text:p>03:56:12 PM</text:p>
          </table:table-cell>
          <table:table-cell table:style-name="ce5" office:value-type="time" office:time-value="PT15H59M40S">
            <text:p>03:59:40 PM</text:p>
          </table:table-cell>
          <table:table-cell table:style-name="ce7" office:value-type="float" office:value="46">
            <text:p>46.0</text:p>
          </table:table-cell>
          <table:table-cell table:style-name="ce8" office:value-type="float" office:value="59.1">
            <text:p>59.100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-100*((10.5-[.H19])/10.5)" office:value-type="float" office:value="19.0476190476191">
            <text:p>19.0476190476</text:p>
          </table:table-cell>
          <table:table-cell table:style-name="ce5" office:value-type="time" office:time-value="PT15H56M12S">
            <text:p>03:56:12 PM</text:p>
          </table:table-cell>
          <table:table-cell table:style-name="ce5" office:value-type="time" office:time-value="PT15H59M40S">
            <text:p>03:59:40 PM</text:p>
          </table:table-cell>
          <table:table-cell table:style-name="ce7" office:value-type="float" office:value="36.4">
            <text:p>36.4</text:p>
          </table:table-cell>
          <table:table-cell table:style-name="ce8" office:value-type="float" office:value="39.7333333333333">
            <text:p>39.7333</text:p>
          </table:table-cell>
          <table:table-cell table:number-columns-repeated="2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table:formula="of:=100-100*((13-[.A20])/13)" office:value-type="float" office:value="7.69230769230769">
            <text:p>7.6923076923</text:p>
          </table:table-cell>
          <table:table-cell table:style-name="ce5" office:value-type="time" office:time-value="PT16H07M00S">
            <text:p>04:07:00 PM</text:p>
          </table:table-cell>
          <table:table-cell table:style-name="ce5" office:value-type="time" office:time-value="PT16H10M00S">
            <text:p>04:10:00 PM</text:p>
          </table:table-cell>
          <table:table-cell table:style-name="ce7" office:value-type="float" office:value="43.2">
            <text:p>43.2</text:p>
          </table:table-cell>
          <table:table-cell table:style-name="ce8" office:value-type="float" office:value="47.7">
            <text:p>47.7000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-100*((10.5-[.H20])/10.5)" office:value-type="float" office:value="9.52380952380952">
            <text:p>9.5238095238</text:p>
          </table:table-cell>
          <table:table-cell table:style-name="ce5" office:value-type="time" office:time-value="PT16H07M00S">
            <text:p>04:07:00 PM</text:p>
          </table:table-cell>
          <table:table-cell table:style-name="ce5" office:value-type="time" office:time-value="PT16H10M00S">
            <text:p>04:10:00 PM</text:p>
          </table:table-cell>
          <table:table-cell table:style-name="ce7" office:value-type="float" office:value="31">
            <text:p>31.0</text:p>
          </table:table-cell>
          <table:table-cell table:style-name="ce8" office:value-type="float" office:value="37.45">
            <text:p>37.4500</text:p>
          </table:table-cell>
          <table:table-cell table:number-columns-repeated="2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-100*((13-[.A21])/13)" office:value-type="float" office:value="107.692307692308">
            <text:p>107.6923076923</text:p>
          </table:table-cell>
          <table:table-cell table:style-name="ce5" office:value-type="time" office:time-value="PT16H17M12S">
            <text:p>04:17:12 PM</text:p>
          </table:table-cell>
          <table:table-cell table:style-name="ce5" office:value-type="time" office:time-value="PT16H21M12S">
            <text:p>04:21:12 PM</text:p>
          </table:table-cell>
          <table:table-cell table:style-name="ce7" office:value-type="float" office:value="1521.7">
            <text:p>1521.7</text:p>
          </table:table-cell>
          <table:table-cell table:style-name="ce8" office:value-type="float" office:value="1531.65">
            <text:p>1531.650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-100*((10.5-[.H21])/10.5)" office:value-type="float" office:value="133.333333333333">
            <text:p>133.3333333333</text:p>
          </table:table-cell>
          <table:table-cell table:style-name="ce5" office:value-type="time" office:time-value="PT16H17M12S">
            <text:p>04:17:12 PM</text:p>
          </table:table-cell>
          <table:table-cell table:style-name="ce5" office:value-type="time" office:time-value="PT16H21M12S">
            <text:p>04:21:12 PM</text:p>
          </table:table-cell>
          <table:table-cell table:style-name="ce7" office:value-type="float" office:value="1405.9">
            <text:p>1405.9</text:p>
          </table:table-cell>
          <table:table-cell table:style-name="ce8" office:value-type="float" office:value="1465.125">
            <text:p>1465.1250</text:p>
          </table:table-cell>
          <table:table-cell table:number-columns-repeated="2"/>
        </table:table-row>
        <table:table-row table:style-name="ro1" table:number-rows-repeated="104845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7.24.2014 a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9" table:default-cell-style-name="Default"/>
        <table:table-column table:style-name="co5" table:default-cell-style-name="Default"/>
        <table:table-column table:style-name="co1" table:default-cell-style-name="ce8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table:style-name="ce8"/>
          <table:table-cell/>
          <table:table-cell table:style-name="Default"/>
        </table:table-row>
        <table:table-row table:style-name="ro2">
          <table:table-cell office:value-type="string">
            <text:p>SKT: 13.2 feet tall, senesce @ 5 feet</text:p>
          </table:table-cell>
          <table:table-cell table:number-columns-repeated="4"/>
          <table:table-cell table:style-name="ce8"/>
          <table:table-cell/>
          <table:table-cell table:style-name="Default" office:value-type="string">
            <text:p>RFM: 10.5 feet tall, senesce @ 5 feet</text:p>
          </table:table-cell>
          <table:table-cell table:number-columns-repeated="6"/>
          <table:table-cell table:style-name="ce8"/>
          <table:table-cell table:number-columns-repeated="3"/>
          <table:table-cell table:style-name="Default"/>
        </table:table-row>
        <table:table-row table:style-name="ro3">
          <table:table-cell table:style-name="ce2" office:value-type="string">
            <text:p>LP-80 #001 (RIL 63)</text:p>
          </table:table-cell>
          <table:table-cell table:style-name="ce2" table:number-columns-repeated="3"/>
          <table:table-cell table:style-name="ce9"/>
          <table:table-cell table:style-name="ce8"/>
          <table:table-cell/>
          <table:table-cell table:style-name="ce2" office:value-type="string">
            <text:p>LP-80 #002 (RIL 73)</text:p>
          </table:table-cell>
          <table:table-cell table:style-name="ce2" table:number-columns-repeated="3"/>
          <table:table-cell table:style-name="ce9" table:number-columns-repeated="2"/>
          <table:table-cell/>
          <table:table-cell table:style-name="ce8"/>
          <table:table-cell table:number-columns-repeated="3"/>
          <table:table-cell table:style-name="Default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Above PAR</text:p>
          </table:table-cell>
          <table:table-cell table:style-name="ce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8" office:value-type="string">
            <text:p>average PAR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table:formula="of:=100*((13.2 - [.A7])/13.2)" office:value-type="float" office:value="92.4242424242424">
            <text:p>92.4242424242</text:p>
          </table:table-cell>
          <table:table-cell table:style-name="ce5" office:value-type="time" office:time-value="PT12H37M40S">
            <text:p>12:37:40 PM</text:p>
          </table:table-cell>
          <table:table-cell table:style-name="ce5" office:value-type="time" office:time-value="PT12H40M40S">
            <text:p>12:40:40 PM</text:p>
          </table:table-cell>
          <table:table-cell table:style-name="ce10" office:value-type="float" office:value="13.7">
            <text:p>13.7</text:p>
          </table:table-cell>
          <table:table-cell table:style-name="ce8" office:value-type="float" office:value="12.85">
            <text:p>12.8500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*((10.5 - [.H7])/10.5)" office:value-type="float" office:value="90.4761904761905">
            <text:p>90.4761904762</text:p>
          </table:table-cell>
          <table:table-cell table:style-name="ce5" office:value-type="time" office:time-value="PT12H37M40S">
            <text:p>12:37:40 PM</text:p>
          </table:table-cell>
          <table:table-cell table:style-name="ce5" office:value-type="time" office:time-value="PT12H40M40S">
            <text:p>12:40:4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01.6">
            <text:p>101.6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112.5">
            <text:p>112.5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*((13.2 - [.A8])/13.2)" office:value-type="float" office:value="77.2727272727273">
            <text:p>77.2727272727</text:p>
          </table:table-cell>
          <table:table-cell table:style-name="ce5" office:value-type="time" office:time-value="PT12H41M40S">
            <text:p>12:41:40 PM</text:p>
          </table:table-cell>
          <table:table-cell table:style-name="ce5" office:value-type="time" office:time-value="PT12H44M40S">
            <text:p>12:44:40 PM</text:p>
          </table:table-cell>
          <table:table-cell table:style-name="ce10" office:value-type="float" office:value="179">
            <text:p>179.0</text:p>
          </table:table-cell>
          <table:table-cell table:style-name="ce8" office:value-type="float" office:value="132.15">
            <text:p>132.15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5 - [.H8])/10.5)" office:value-type="float" office:value="71.4285714285714">
            <text:p>71.4285714286</text:p>
          </table:table-cell>
          <table:table-cell table:style-name="ce5" office:value-type="time" office:time-value="PT12H41M40S">
            <text:p>12:41:40 PM</text:p>
          </table:table-cell>
          <table:table-cell table:style-name="ce5" office:value-type="time" office:time-value="PT12H44M40S">
            <text:p>12:44:4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28.9">
            <text:p>128.9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113.15">
            <text:p>113.1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*((13.2 - [.A9])/13.2)" office:value-type="float" office:value="69.6969696969697">
            <text:p>69.696969697</text:p>
          </table:table-cell>
          <table:table-cell table:style-name="ce5" office:value-type="time" office:time-value="PT12H46M05S">
            <text:p>12:46:05 PM</text:p>
          </table:table-cell>
          <table:table-cell table:style-name="ce5" office:value-type="time" office:time-value="PT12H48M05S">
            <text:p>12:48:05 PM</text:p>
          </table:table-cell>
          <table:table-cell table:style-name="ce10" office:value-type="float" office:value="84.9">
            <text:p>84.9</text:p>
          </table:table-cell>
          <table:table-cell table:style-name="ce8" office:value-type="float" office:value="65.05">
            <text:p>65.05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5 - [.H9])/10.5)" office:value-type="float" office:value="61.9047619047619">
            <text:p>61.9047619048</text:p>
          </table:table-cell>
          <table:table-cell table:style-name="ce5" office:value-type="time" office:time-value="PT12H46M05S">
            <text:p>12:46:05 PM</text:p>
          </table:table-cell>
          <table:table-cell table:style-name="ce5" office:value-type="time" office:time-value="PT12H48M05S">
            <text:p>12:48:05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23.7">
            <text:p>123.7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163.3">
            <text:p>163.3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*((13.2 - [.A10])/13.2)" office:value-type="float" office:value="62.1212121212121">
            <text:p>62.1212121212</text:p>
          </table:table-cell>
          <table:table-cell table:style-name="ce5" office:value-type="time" office:time-value="PT12H49M00S">
            <text:p>12:49:00 PM</text:p>
          </table:table-cell>
          <table:table-cell table:style-name="ce5" office:value-type="time" office:time-value="PT12H52M00S">
            <text:p>12:52:00 PM</text:p>
          </table:table-cell>
          <table:table-cell table:style-name="ce10" office:value-type="float" office:value="70.9">
            <text:p>70.9</text:p>
          </table:table-cell>
          <table:table-cell table:style-name="ce8" office:value-type="float" office:value="57.3">
            <text:p>57.30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5 - [.H10])/10.5)" office:value-type="float" office:value="52.3809523809524">
            <text:p>52.380952381</text:p>
          </table:table-cell>
          <table:table-cell table:style-name="ce5" office:value-type="time" office:time-value="PT12H49M00S">
            <text:p>12:49:00 PM</text:p>
          </table:table-cell>
          <table:table-cell table:style-name="ce5" office:value-type="time" office:time-value="PT12H52M00S">
            <text:p>12:52:0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208.2">
            <text:p>208.2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192.45">
            <text:p>192.4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*((13.2 - [.A11])/13.2)" office:value-type="float" office:value="54.5454545454545">
            <text:p>54.5454545455</text:p>
          </table:table-cell>
          <table:table-cell table:style-name="ce5" office:value-type="time" office:time-value="PT12H55M15S">
            <text:p>12:55:15 PM</text:p>
          </table:table-cell>
          <table:table-cell table:style-name="ce5" office:value-type="time" office:time-value="PT12H58M15S">
            <text:p>12:58:15 PM</text:p>
          </table:table-cell>
          <table:table-cell table:style-name="ce11" office:value-type="float" office:value="109.6">
            <text:p>109.6</text:p>
          </table:table-cell>
          <table:table-cell table:style-name="ce8" office:value-type="float" office:value="139.95">
            <text:p>139.95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5 - [.H11])/10.5)" office:value-type="float" office:value="42.8571428571429">
            <text:p>42.8571428571</text:p>
          </table:table-cell>
          <table:table-cell table:style-name="ce5" office:value-type="time" office:time-value="PT12H55M15S">
            <text:p>12:55:15 PM</text:p>
          </table:table-cell>
          <table:table-cell table:style-name="ce5" office:value-type="time" office:time-value="PT12H58M15S">
            <text:p>12:58:15 PM</text:p>
          </table:table-cell>
          <table:table-cell table:style-name="ce10" office:value-type="float" office:value="2064.9">
            <text:p>2064.9</text:p>
          </table:table-cell>
          <table:table-cell table:style-name="ce10" office:value-type="float" office:value="541.8">
            <text:p>541.8</text:p>
          </table:table-cell>
          <table:table-cell table:style-name="ce8" office:value-type="float" office:value="2073.8">
            <text:p>2073.8000</text:p>
          </table:table-cell>
          <table:table-cell table:style-name="ce8" office:value-type="float" office:value="540.7">
            <text:p>540.70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*((13.2 - [.A12])/13.2)" office:value-type="float" office:value="46.969696969697">
            <text:p>46.9696969697</text:p>
          </table:table-cell>
          <table:table-cell table:style-name="ce5" office:value-type="time" office:time-value="PT12H29M30S">
            <text:p>12:29:30 PM</text:p>
          </table:table-cell>
          <table:table-cell table:style-name="ce5" office:value-type="time" office:time-value="PT13H02M30S">
            <text:p>01:02:30 PM</text:p>
          </table:table-cell>
          <table:table-cell table:style-name="ce11" office:value-type="float" office:value="162">
            <text:p>162.0</text:p>
          </table:table-cell>
          <table:table-cell table:style-name="ce8" office:value-type="float" office:value="206.466666666667">
            <text:p>206.4667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5 - [.H12])/10.5)" office:value-type="float" office:value="33.3333333333333">
            <text:p>33.3333333333</text:p>
          </table:table-cell>
          <table:table-cell table:style-name="ce5" office:value-type="time" office:time-value="PT12H29M30S">
            <text:p>12:29:30 PM</text:p>
          </table:table-cell>
          <table:table-cell table:style-name="ce5" office:value-type="time" office:time-value="PT13H02M30S">
            <text:p>01:02:30 PM</text:p>
          </table:table-cell>
          <table:table-cell table:style-name="ce10" office:value-type="float" office:value="2129">
            <text:p>2129.0</text:p>
          </table:table-cell>
          <table:table-cell table:style-name="ce10" office:value-type="float" office:value="622.2">
            <text:p>622.2</text:p>
          </table:table-cell>
          <table:table-cell table:style-name="ce8" office:value-type="float" office:value="2123.36666666667">
            <text:p>2123.3667</text:p>
          </table:table-cell>
          <table:table-cell table:style-name="ce8" office:value-type="float" office:value="620.833333333333">
            <text:p>620.8333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*((13.2 - [.A13])/13.2)" office:value-type="float" office:value="39.3939393939394">
            <text:p>39.3939393939</text:p>
          </table:table-cell>
          <table:table-cell table:style-name="ce5" office:value-type="time" office:time-value="PT13H07M40S">
            <text:p>01:07:40 PM</text:p>
          </table:table-cell>
          <table:table-cell table:style-name="ce5" office:value-type="time" office:time-value="PT13H10M40S">
            <text:p>01:10:40 PM</text:p>
          </table:table-cell>
          <table:table-cell table:style-name="ce11" office:value-type="float" office:value="511">
            <text:p>511.0</text:p>
          </table:table-cell>
          <table:table-cell table:style-name="ce8" office:value-type="float" office:value="487.95">
            <text:p>487.95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5 - [.H13])/10.5)" office:value-type="float" office:value="23.8095238095238">
            <text:p>23.8095238095</text:p>
          </table:table-cell>
          <table:table-cell table:style-name="ce5" office:value-type="time" office:time-value="PT13H07M40S">
            <text:p>01:07:40 PM</text:p>
          </table:table-cell>
          <table:table-cell table:style-name="ce5" office:value-type="time" office:time-value="PT13H10M40S">
            <text:p>01:10:40 PM</text:p>
          </table:table-cell>
          <table:table-cell table:style-name="ce10" office:value-type="float" office:value="2145.4">
            <text:p>2145.4</text:p>
          </table:table-cell>
          <table:table-cell table:style-name="ce10" office:value-type="float" office:value="1045.8">
            <text:p>1045.8</text:p>
          </table:table-cell>
          <table:table-cell table:style-name="ce8" office:value-type="float" office:value="2171.75">
            <text:p>2171.7500</text:p>
          </table:table-cell>
          <table:table-cell table:style-name="ce8" office:value-type="float" office:value="1062.45">
            <text:p>1062.4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*((13.2 - [.A14])/13.2)" office:value-type="float" office:value="31.8181818181818">
            <text:p>31.8181818182</text:p>
          </table:table-cell>
          <table:table-cell table:style-name="ce5" office:value-type="time" office:time-value="PT13H11M30S">
            <text:p>01:11:30 PM</text:p>
          </table:table-cell>
          <table:table-cell table:style-name="ce5" office:value-type="time" office:time-value="PT13H14M40S">
            <text:p>01:14:40 PM</text:p>
          </table:table-cell>
          <table:table-cell table:style-name="ce11" office:value-type="float" office:value="630.7">
            <text:p>630.7</text:p>
          </table:table-cell>
          <table:table-cell table:style-name="ce8" office:value-type="float" office:value="516.6">
            <text:p>516.60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5 - [.H14])/10.5)" office:value-type="float" office:value="14.2857142857143">
            <text:p>14.2857142857</text:p>
          </table:table-cell>
          <table:table-cell table:style-name="ce5" office:value-type="time" office:time-value="PT13H11M30S">
            <text:p>01:11:30 PM</text:p>
          </table:table-cell>
          <table:table-cell table:style-name="ce5" office:value-type="time" office:time-value="PT13H14M40S">
            <text:p>01:14:40 PM</text:p>
          </table:table-cell>
          <table:table-cell table:style-name="ce10" office:value-type="float" office:value="2135.9">
            <text:p>2135.9</text:p>
          </table:table-cell>
          <table:table-cell table:style-name="ce10" office:value-type="float" office:value="1301.6">
            <text:p>1301.6</text:p>
          </table:table-cell>
          <table:table-cell table:style-name="ce8" office:value-type="float" office:value="2126.13333333333">
            <text:p>2126.1333</text:p>
          </table:table-cell>
          <table:table-cell table:style-name="ce8" office:value-type="float" office:value="1221.13333333333">
            <text:p>1221.1333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*((13.2 - [.A15])/13.2)" office:value-type="float" office:value="24.2424242424242">
            <text:p>24.2424242424</text:p>
          </table:table-cell>
          <table:table-cell table:style-name="ce5" office:value-type="time" office:time-value="PT13H16M10S">
            <text:p>01:16:10 PM</text:p>
          </table:table-cell>
          <table:table-cell table:style-name="ce5" office:value-type="time" office:time-value="PT13H20M10S">
            <text:p>01:20:10 PM</text:p>
          </table:table-cell>
          <table:table-cell table:style-name="ce11" office:value-type="float" office:value="866.8">
            <text:p>866.8</text:p>
          </table:table-cell>
          <table:table-cell table:style-name="ce8" office:value-type="float" office:value="816.8">
            <text:p>816.800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5 - [.H15])/10.5)" office:value-type="float" office:value="4.76190476190476">
            <text:p>4.7619047619</text:p>
          </table:table-cell>
          <table:table-cell table:style-name="ce5" office:value-type="time" office:time-value="PT13H16M10S">
            <text:p>01:16:10 PM</text:p>
          </table:table-cell>
          <table:table-cell table:style-name="ce5" office:value-type="time" office:time-value="PT13H20M10S">
            <text:p>01:20:10 PM</text:p>
          </table:table-cell>
          <table:table-cell table:style-name="ce10" office:value-type="float" office:value="2127.7">
            <text:p>2127.7</text:p>
          </table:table-cell>
          <table:table-cell table:style-name="ce10" office:value-type="float" office:value="1689.1">
            <text:p>1689.1</text:p>
          </table:table-cell>
          <table:table-cell table:style-name="ce8" office:value-type="float" office:value="2129.9">
            <text:p>2129.9000</text:p>
          </table:table-cell>
          <table:table-cell table:style-name="ce8" office:value-type="float" office:value="1647.86666666667">
            <text:p>1647.8667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*((13.2 - [.A16])/13.2)" office:value-type="float" office:value="16.6666666666667">
            <text:p>16.6666666667</text:p>
          </table:table-cell>
          <table:table-cell table:style-name="ce5" office:value-type="time" office:time-value="PT13H21M45S">
            <text:p>01:21:45 PM</text:p>
          </table:table-cell>
          <table:table-cell table:style-name="ce5" office:value-type="time" office:time-value="PT13H24M25S">
            <text:p>01:24:25 PM</text:p>
          </table:table-cell>
          <table:table-cell table:style-name="ce11" office:value-type="float" office:value="842.1">
            <text:p>842.1</text:p>
          </table:table-cell>
          <table:table-cell table:style-name="ce8" office:value-type="float" office:value="1032.85">
            <text:p>1032.85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5 - [.H16])/10.5)" office:value-type="float" office:value="-4.76190476190476">
            <text:p>-4.7619047619</text:p>
          </table:table-cell>
          <table:table-cell table:style-name="ce5" office:value-type="time" office:time-value="PT13H21M45S">
            <text:p>01:21:45 PM</text:p>
          </table:table-cell>
          <table:table-cell table:style-name="ce5" office:value-type="time" office:time-value="PT13H24M25S">
            <text:p>01:24:25 PM</text:p>
          </table:table-cell>
          <table:table-cell table:style-name="ce10" office:value-type="float" office:value="2139.6">
            <text:p>2139.6</text:p>
          </table:table-cell>
          <table:table-cell table:style-name="ce10" office:value-type="float" office:value="2167.1">
            <text:p>2167.1</text:p>
          </table:table-cell>
          <table:table-cell table:style-name="ce8" office:value-type="float" office:value="2137.1">
            <text:p>2137.1000</text:p>
          </table:table-cell>
          <table:table-cell table:style-name="ce8" office:value-type="float" office:value="2192.85">
            <text:p>2192.8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*((13.2 - [.A17])/13.2)" office:value-type="float" office:value="9.09090909090909">
            <text:p>9.0909090909</text:p>
          </table:table-cell>
          <table:table-cell table:style-name="ce5" office:value-type="time" office:time-value="PT13H26M24S">
            <text:p>01:26:24 PM</text:p>
          </table:table-cell>
          <table:table-cell table:style-name="ce5" office:value-type="time" office:time-value="PT13H29M25S">
            <text:p>01:29:25 PM</text:p>
          </table:table-cell>
          <table:table-cell table:style-name="ce11" office:value-type="float" office:value="1531.1">
            <text:p>1531.1</text:p>
          </table:table-cell>
          <table:table-cell table:style-name="ce8" office:value-type="float" office:value="1561.3">
            <text:p>1561.300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5 - [.H17])/10.5)" office:value-type="float" office:value="-14.2857142857143">
            <text:p>-14.2857142857</text:p>
          </table:table-cell>
          <table:table-cell table:style-name="ce5" office:value-type="time" office:time-value="PT13H26M24S">
            <text:p>01:26:24 PM</text:p>
          </table:table-cell>
          <table:table-cell table:style-name="ce5" office:value-type="time" office:time-value="PT13H29M25S">
            <text:p>01:29:25 PM</text:p>
          </table:table-cell>
          <table:table-cell table:style-name="ce10" office:value-type="float" office:value="2150.1">
            <text:p>2150.1</text:p>
          </table:table-cell>
          <table:table-cell table:style-name="ce10" office:value-type="float" office:value="2235.3">
            <text:p>2235.3</text:p>
          </table:table-cell>
          <table:table-cell table:style-name="ce8" office:value-type="float" office:value="2135.75">
            <text:p>2135.7500</text:p>
          </table:table-cell>
          <table:table-cell table:style-name="ce8" office:value-type="float" office:value="2185.45">
            <text:p>2185.4500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*((13.2 - [.A18])/13.2)" office:value-type="float" office:value="1.51515151515151">
            <text:p>1.5151515152</text:p>
          </table:table-cell>
          <table:table-cell table:style-name="ce5" office:value-type="time" office:time-value="PT13H31M36S">
            <text:p>01:31:36 PM</text:p>
          </table:table-cell>
          <table:table-cell table:style-name="ce5" office:value-type="time" office:time-value="PT13H34M36S">
            <text:p>01:34:36 PM</text:p>
          </table:table-cell>
          <table:table-cell table:style-name="ce11" office:value-type="float" office:value="2020.7">
            <text:p>2020.7</text:p>
          </table:table-cell>
          <table:table-cell table:style-name="ce8" office:value-type="float" office:value="2005.2">
            <text:p>2005.2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5 - [.H18])/10.5)" office:value-type="float" office:value="-23.8095238095238">
            <text:p>-23.8095238095</text:p>
          </table:table-cell>
          <table:table-cell table:style-name="ce5" office:value-type="time" office:time-value="PT13H31M36S">
            <text:p>01:31:36 PM</text:p>
          </table:table-cell>
          <table:table-cell table:style-name="ce5" office:value-type="time" office:time-value="PT13H34M36S">
            <text:p>01:34:36 PM</text:p>
          </table:table-cell>
          <table:table-cell table:style-name="ce10" office:value-type="float" office:value="2119">
            <text:p>2119.0</text:p>
          </table:table-cell>
          <table:table-cell table:style-name="ce10" office:value-type="float" office:value="2108.6">
            <text:p>2108.6</text:p>
          </table:table-cell>
          <table:table-cell table:style-name="ce8" office:value-type="float" office:value="2106.16666666667">
            <text:p>2106.1667</text:p>
          </table:table-cell>
          <table:table-cell table:style-name="ce8" office:value-type="float" office:value="2114.73333333333">
            <text:p>2114.7333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*((13.2 - [.A19])/13.2)" office:value-type="float" office:value="-6.06060606060607">
            <text:p>-6.0606060606</text:p>
          </table:table-cell>
          <table:table-cell table:style-name="ce5" office:value-type="time" office:time-value="PT13H39M26S">
            <text:p>01:39:26 PM</text:p>
          </table:table-cell>
          <table:table-cell table:style-name="ce5" office:value-type="time" office:time-value="PT13H43M00S">
            <text:p>01:43:00 PM</text:p>
          </table:table-cell>
          <table:table-cell table:style-name="ce11" office:value-type="float" office:value="2011.4">
            <text:p>2011.4</text:p>
          </table:table-cell>
          <table:table-cell table:style-name="ce8" office:value-type="float" office:value="2013.13333333333">
            <text:p>2013.1333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*((10.5 - [.H19])/10.5)" office:value-type="float" office:value="-33.3333333333333">
            <text:p>-33.3333333333</text:p>
          </table:table-cell>
          <table:table-cell table:style-name="ce5" office:value-type="time" office:time-value="PT13H39M26S">
            <text:p>01:39:26 PM</text:p>
          </table:table-cell>
          <table:table-cell table:style-name="ce5" office:value-type="time" office:time-value="PT13H43M00S">
            <text:p>01:43:00 PM</text:p>
          </table:table-cell>
          <table:table-cell table:style-name="ce10" office:value-type="float" office:value="2095.5">
            <text:p>2095.5</text:p>
          </table:table-cell>
          <table:table-cell table:style-name="ce10" office:value-type="float" office:value="2136.5">
            <text:p>2136.5</text:p>
          </table:table-cell>
          <table:table-cell table:style-name="ce8" office:value-type="float" office:value="2081">
            <text:p>2081.0000</text:p>
          </table:table-cell>
          <table:table-cell table:style-name="ce8" office:value-type="float" office:value="2109.16666666667">
            <text:p>2109.1667</text:p>
          </table:table-cell>
          <table:table-cell table:number-columns-repeated="3"/>
          <table:table-cell table:style-name="Default"/>
        </table:table-row>
        <table:table-row table:style-name="ro1" table:number-rows-repeated="1048502">
          <table:table-cell table:number-columns-repeated="19"/>
        </table:table-row>
        <table:table-row table:style-name="ro6" table:number-rows-repeated="54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07.24.2014 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>
            <text:p>Notes:</text:p>
          </table:table-cell>
          <table:table-cell office:value-type="string">
            <text:p>Took planting density 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RFM: 13.5 feet tall, senesce @ 6 feet</text:p>
          </table:table-cell>
          <table:table-cell table:number-columns-repeated="8"/>
          <table:table-cell office:value-type="string">
            <text:p>SKT: 10.5 feet tall, senesce @ 4.5 feet</text:p>
          </table:table-cell>
          <table:table-cell table:number-columns-repeated="7"/>
        </table:table-row>
        <table:table-row table:style-name="ro3">
          <table:table-cell table:style-name="ce2" office:value-type="string">
            <text:p>LP-80 #002 (RIL 63)</text:p>
          </table:table-cell>
          <table:table-cell table:style-name="ce2" table:number-columns-repeated="3"/>
          <table:table-cell table:style-name="ce9" table:number-columns-repeated="2"/>
          <table:table-cell table:number-columns-repeated="3"/>
          <table:table-cell table:style-name="ce2" office:value-type="string">
            <text:p>LP-80 #001 (RIL 73)</text:p>
          </table:table-cell>
          <table:table-cell table:style-name="ce2" table:number-columns-repeated="3"/>
          <table:table-cell table:style-name="ce9"/>
          <table:table-cell table:number-columns-repeated="3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Above PAR</text:p>
          </table:table-cell>
          <table:table-cell table:style-name="ce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8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Below PAR</text:p>
          </table:table-cell>
          <table:table-cell table:style-name="ce8" office:value-type="string">
            <text:p>average PAR</text:p>
          </table:table-cell>
          <table:table-cell table:number-columns-repeated="2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*((13.5 - [.A7])/13.5)" office:value-type="float" office:value="-3.7037037037037">
            <text:p>-3.7037037037</text:p>
          </table:table-cell>
          <table:table-cell table:style-name="ce5" office:value-type="time" office:time-value="PT13H47M10S">
            <text:p>01:47:10 PM</text:p>
          </table:table-cell>
          <table:table-cell table:style-name="ce5" office:value-type="time" office:time-value="PT13H50M10S">
            <text:p>01:50:10 PM</text:p>
          </table:table-cell>
          <table:table-cell table:style-name="ce10" office:value-type="float" office:value="2051.2">
            <text:p>2051.2</text:p>
          </table:table-cell>
          <table:table-cell table:style-name="ce10" office:value-type="float" office:value="2128.5">
            <text:p>2128.5</text:p>
          </table:table-cell>
          <table:table-cell table:style-name="ce8" office:value-type="float" office:value="2034.5">
            <text:p>2034.5000</text:p>
          </table:table-cell>
          <table:table-cell table:style-name="ce8" office:value-type="float" office:value="2110.3">
            <text:p>2110.300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table:formula="of:=100*((10.5 - [.J7])/10.5)" office:value-type="float" office:value="-33.3333333333333">
            <text:p>-33.3333333333</text:p>
          </table:table-cell>
          <table:table-cell table:style-name="ce5" office:value-type="time" office:time-value="PT13H47M10S">
            <text:p>01:47:10 PM</text:p>
          </table:table-cell>
          <table:table-cell table:style-name="ce5" office:value-type="time" office:time-value="PT13H50M10S">
            <text:p>01:50:10 PM</text:p>
          </table:table-cell>
          <table:table-cell table:style-name="ce11" office:value-type="float" office:value="2101.5">
            <text:p>2101.5</text:p>
          </table:table-cell>
          <table:table-cell table:style-name="ce8" office:value-type="float" office:value="2098.7">
            <text:p>2098.7000</text:p>
          </table:table-cell>
          <table:table-cell table:number-columns-repeated="2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*((13.5 - [.A8])/13.5)" office:value-type="float" office:value="3.7037037037037">
            <text:p>3.7037037037</text:p>
          </table:table-cell>
          <table:table-cell table:style-name="ce5" office:value-type="time" office:time-value="PT13H51M00S">
            <text:p>01:51:00 PM</text:p>
          </table:table-cell>
          <table:table-cell table:style-name="ce5" office:value-type="time" office:time-value="PT13H54M00S">
            <text:p>01:54:00 PM</text:p>
          </table:table-cell>
          <table:table-cell table:style-name="ce10" office:value-type="float" office:value="2036">
            <text:p>2036.0</text:p>
          </table:table-cell>
          <table:table-cell table:style-name="ce10" office:value-type="float" office:value="2107.2">
            <text:p>2107.2</text:p>
          </table:table-cell>
          <table:table-cell table:style-name="ce8" office:value-type="float" office:value="2033.35">
            <text:p>2033.3500</text:p>
          </table:table-cell>
          <table:table-cell table:style-name="ce8" office:value-type="float" office:value="2101.9">
            <text:p>2101.9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5 - [.J8])/10.5)" office:value-type="float" office:value="-23.8095238095238">
            <text:p>-23.8095238095</text:p>
          </table:table-cell>
          <table:table-cell table:style-name="ce5" office:value-type="time" office:time-value="PT13H51M00S">
            <text:p>01:51:00 PM</text:p>
          </table:table-cell>
          <table:table-cell table:style-name="ce5" office:value-type="time" office:time-value="PT13H54M00S">
            <text:p>01:54:00 PM</text:p>
          </table:table-cell>
          <table:table-cell table:style-name="ce11" office:value-type="float" office:value="2150.1">
            <text:p>2150.1</text:p>
          </table:table-cell>
          <table:table-cell table:style-name="ce8" office:value-type="float" office:value="2138.15">
            <text:p>2138.1500</text:p>
          </table:table-cell>
          <table:table-cell table:number-columns-repeated="2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*((13.5 - [.A9])/13.5)" office:value-type="float" office:value="11.1111111111111">
            <text:p>11.1111111111</text:p>
          </table:table-cell>
          <table:table-cell table:style-name="ce5" office:value-type="time" office:time-value="PT13H56M00S">
            <text:p>01:56:00 PM</text:p>
          </table:table-cell>
          <table:table-cell table:style-name="ce5" office:value-type="time" office:time-value="PT13H59M00S">
            <text:p>01:59:00 PM</text:p>
          </table:table-cell>
          <table:table-cell table:style-name="ce10" office:value-type="float" office:value="2082">
            <text:p>2082.0</text:p>
          </table:table-cell>
          <table:table-cell table:style-name="ce10" office:value-type="float" office:value="2143.6">
            <text:p>2143.6</text:p>
          </table:table-cell>
          <table:table-cell table:style-name="ce8" office:value-type="float" office:value="2076.5">
            <text:p>2076.5000</text:p>
          </table:table-cell>
          <table:table-cell table:style-name="ce8" office:value-type="float" office:value="2052.75">
            <text:p>2052.750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5 - [.J9])/10.5)" office:value-type="float" office:value="-14.2857142857143">
            <text:p>-14.2857142857</text:p>
          </table:table-cell>
          <table:table-cell table:style-name="ce5" office:value-type="time" office:time-value="PT13H56M00S">
            <text:p>01:56:00 PM</text:p>
          </table:table-cell>
          <table:table-cell table:style-name="ce5" office:value-type="time" office:time-value="PT13H59M00S">
            <text:p>01:59:00 PM</text:p>
          </table:table-cell>
          <table:table-cell table:style-name="ce11" office:value-type="float" office:value="2213.3">
            <text:p>2213.3</text:p>
          </table:table-cell>
          <table:table-cell table:style-name="ce8" office:value-type="float" office:value="2151.6">
            <text:p>2151.6000</text:p>
          </table:table-cell>
          <table:table-cell table:number-columns-repeated="2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*((13.5 - [.A10])/13.5)" office:value-type="float" office:value="18.5185185185185">
            <text:p>18.5185185185</text:p>
          </table:table-cell>
          <table:table-cell table:style-name="ce5" office:value-type="time" office:time-value="PT14H00M20S">
            <text:p>02:00:20 PM</text:p>
          </table:table-cell>
          <table:table-cell table:style-name="ce5" office:value-type="time" office:time-value="PT14H03M20S">
            <text:p>02:03:20 PM</text:p>
          </table:table-cell>
          <table:table-cell table:style-name="ce10" office:value-type="float" office:value="2041.6">
            <text:p>2041.6</text:p>
          </table:table-cell>
          <table:table-cell table:style-name="ce10" office:value-type="float" office:value="1041.7">
            <text:p>1041.7</text:p>
          </table:table-cell>
          <table:table-cell table:style-name="ce8" office:value-type="float" office:value="2034.45">
            <text:p>2034.4500</text:p>
          </table:table-cell>
          <table:table-cell table:style-name="ce8" office:value-type="float" office:value="1085.15">
            <text:p>1085.15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5 - [.J10])/10.5)" office:value-type="float" office:value="-4.76190476190476">
            <text:p>-4.7619047619</text:p>
          </table:table-cell>
          <table:table-cell table:style-name="ce5" office:value-type="time" office:time-value="PT14H00M20S">
            <text:p>02:00:20 PM</text:p>
          </table:table-cell>
          <table:table-cell table:style-name="ce5" office:value-type="time" office:time-value="PT14H03M20S">
            <text:p>02:03:20 PM</text:p>
          </table:table-cell>
          <table:table-cell table:style-name="ce11" office:value-type="float" office:value="2168.4">
            <text:p>2168.4</text:p>
          </table:table-cell>
          <table:table-cell table:style-name="ce8" office:value-type="float" office:value="2165.3">
            <text:p>2165.3000</text:p>
          </table:table-cell>
          <table:table-cell table:number-columns-repeated="2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*((13.5 - [.A11])/13.5)" office:value-type="float" office:value="25.9259259259259">
            <text:p>25.9259259259</text:p>
          </table:table-cell>
          <table:table-cell table:style-name="ce5" office:value-type="time" office:time-value="PT14H05M45S">
            <text:p>02:05:45 PM</text:p>
          </table:table-cell>
          <table:table-cell table:style-name="ce5" office:value-type="time" office:time-value="PT02H08M45S">
            <text:p>02:08:45 AM</text:p>
          </table:table-cell>
          <table:table-cell table:style-name="ce10" office:value-type="float" office:value="1976.8">
            <text:p>1976.8</text:p>
          </table:table-cell>
          <table:table-cell table:style-name="ce10" office:value-type="float" office:value="839.5">
            <text:p>839.5</text:p>
          </table:table-cell>
          <table:table-cell table:style-name="ce8" office:value-type="float" office:value="1967.35">
            <text:p>1967.3500</text:p>
          </table:table-cell>
          <table:table-cell table:style-name="ce8" office:value-type="float" office:value="1077.45">
            <text:p>1077.450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5 - [.J11])/10.5)" office:value-type="float" office:value="4.76190476190476">
            <text:p>4.7619047619</text:p>
          </table:table-cell>
          <table:table-cell table:style-name="ce5" office:value-type="time" office:time-value="PT14H05M45S">
            <text:p>02:05:45 PM</text:p>
          </table:table-cell>
          <table:table-cell table:style-name="ce5" office:value-type="time" office:time-value="PT02H08M45S">
            <text:p>02:08:45 AM</text:p>
          </table:table-cell>
          <table:table-cell table:style-name="ce11" office:value-type="float" office:value="1945.2">
            <text:p>1945.2</text:p>
          </table:table-cell>
          <table:table-cell table:style-name="ce8" office:value-type="float" office:value="1992.15">
            <text:p>1992.1500</text:p>
          </table:table-cell>
          <table:table-cell table:number-columns-repeated="2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*((13.5 - [.A12])/13.5)" office:value-type="float" office:value="33.3333333333333">
            <text:p>33.3333333333</text:p>
          </table:table-cell>
          <table:table-cell table:style-name="ce5" office:value-type="time" office:time-value="PT14H12M10S">
            <text:p>02:12:10 PM</text:p>
          </table:table-cell>
          <table:table-cell table:style-name="ce5" office:value-type="time" office:time-value="PT14H15M10S">
            <text:p>02:15:10 PM</text:p>
          </table:table-cell>
          <table:table-cell table:style-name="ce10" office:value-type="float" office:value="1964.5">
            <text:p>1964.5</text:p>
          </table:table-cell>
          <table:table-cell table:style-name="ce10" office:value-type="float" office:value="580">
            <text:p>580.0</text:p>
          </table:table-cell>
          <table:table-cell table:style-name="ce8" office:value-type="float" office:value="1972.15">
            <text:p>1972.1500</text:p>
          </table:table-cell>
          <table:table-cell table:style-name="ce8" office:value-type="float" office:value="710.2">
            <text:p>710.20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5 - [.J12])/10.5)" office:value-type="float" office:value="14.2857142857143">
            <text:p>14.2857142857</text:p>
          </table:table-cell>
          <table:table-cell table:style-name="ce5" office:value-type="time" office:time-value="PT14H12M10S">
            <text:p>02:12:10 PM</text:p>
          </table:table-cell>
          <table:table-cell table:style-name="ce5" office:value-type="time" office:time-value="PT14H15M10S">
            <text:p>02:15:10 PM</text:p>
          </table:table-cell>
          <table:table-cell table:style-name="ce11" office:value-type="float" office:value="1288.7">
            <text:p>1288.7</text:p>
          </table:table-cell>
          <table:table-cell table:style-name="ce8" office:value-type="float" office:value="1408.3">
            <text:p>1408.3000</text:p>
          </table:table-cell>
          <table:table-cell table:number-columns-repeated="2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*((13.5 - [.A13])/13.5)" office:value-type="float" office:value="40.7407407407407">
            <text:p>40.7407407407</text:p>
          </table:table-cell>
          <table:table-cell table:style-name="ce5" office:value-type="time" office:time-value="PT14H16M40S">
            <text:p>02:16:40 PM</text:p>
          </table:table-cell>
          <table:table-cell table:style-name="ce5" office:value-type="time" office:time-value="PT14H19M40S">
            <text:p>02:19:40 PM</text:p>
          </table:table-cell>
          <table:table-cell table:style-name="ce10" office:value-type="float" office:value="1964.8">
            <text:p>1964.8</text:p>
          </table:table-cell>
          <table:table-cell table:style-name="ce10" office:value-type="float" office:value="282">
            <text:p>282.0</text:p>
          </table:table-cell>
          <table:table-cell table:style-name="ce8" office:value-type="float" office:value="1963.5">
            <text:p>1963.5000</text:p>
          </table:table-cell>
          <table:table-cell table:style-name="ce8" office:value-type="float" office:value="314.9">
            <text:p>314.90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5 - [.J13])/10.5)" office:value-type="float" office:value="23.8095238095238">
            <text:p>23.8095238095</text:p>
          </table:table-cell>
          <table:table-cell table:style-name="ce5" office:value-type="time" office:time-value="PT14H16M40S">
            <text:p>02:16:40 PM</text:p>
          </table:table-cell>
          <table:table-cell table:style-name="ce5" office:value-type="time" office:time-value="PT14H19M40S">
            <text:p>02:19:40 PM</text:p>
          </table:table-cell>
          <table:table-cell table:style-name="ce11" office:value-type="float" office:value="1286">
            <text:p>1286.0</text:p>
          </table:table-cell>
          <table:table-cell table:style-name="ce8" office:value-type="float" office:value="1299.85">
            <text:p>1299.8500</text:p>
          </table:table-cell>
          <table:table-cell table:number-columns-repeated="2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*((13.5 - [.A14])/13.5)" office:value-type="float" office:value="48.1481481481482">
            <text:p>48.1481481481</text:p>
          </table:table-cell>
          <table:table-cell table:style-name="ce5" office:value-type="time" office:time-value="PT14H20M45S">
            <text:p>02:20:45 PM</text:p>
          </table:table-cell>
          <table:table-cell table:style-name="ce5" office:value-type="time" office:time-value="PT14H23M45S">
            <text:p>02:23:45 PM</text:p>
          </table:table-cell>
          <table:table-cell table:style-name="ce10" office:value-type="float" office:value="1935.2">
            <text:p>1935.2</text:p>
          </table:table-cell>
          <table:table-cell table:style-name="ce10" office:value-type="float" office:value="488.6">
            <text:p>488.6</text:p>
          </table:table-cell>
          <table:table-cell table:style-name="ce8" office:value-type="float" office:value="1940.45">
            <text:p>1940.4500</text:p>
          </table:table-cell>
          <table:table-cell table:style-name="ce8" office:value-type="float" office:value="425.45">
            <text:p>425.450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5 - [.J14])/10.5)" office:value-type="float" office:value="33.3333333333333">
            <text:p>33.3333333333</text:p>
          </table:table-cell>
          <table:table-cell table:style-name="ce5" office:value-type="time" office:time-value="PT14H20M45S">
            <text:p>02:20:45 PM</text:p>
          </table:table-cell>
          <table:table-cell table:style-name="ce5" office:value-type="time" office:time-value="PT14H23M45S">
            <text:p>02:23:45 PM</text:p>
          </table:table-cell>
          <table:table-cell table:style-name="ce11" office:value-type="float" office:value="650.4">
            <text:p>650.4</text:p>
          </table:table-cell>
          <table:table-cell table:style-name="ce8" office:value-type="float" office:value="560.15">
            <text:p>560.1500</text:p>
          </table:table-cell>
          <table:table-cell table:number-columns-repeated="2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*((13.5 - [.A15])/13.5)" office:value-type="float" office:value="55.5555555555556">
            <text:p>55.5555555556</text:p>
          </table:table-cell>
          <table:table-cell table:style-name="ce5" office:value-type="time" office:time-value="PT14H33M15S">
            <text:p>02:33:15 PM</text:p>
          </table:table-cell>
          <table:table-cell table:style-name="ce5" office:value-type="time" office:time-value="PT14H36M15S">
            <text:p>02:36:15 PM</text:p>
          </table:table-cell>
          <table:table-cell table:style-name="ce10" office:value-type="float" office:value="2008.7">
            <text:p>2008.7</text:p>
          </table:table-cell>
          <table:table-cell table:style-name="ce10" office:value-type="float" office:value="423.7">
            <text:p>423.7</text:p>
          </table:table-cell>
          <table:table-cell table:style-name="ce8" office:value-type="float" office:value="2008.95">
            <text:p>2008.9500</text:p>
          </table:table-cell>
          <table:table-cell table:style-name="ce8" office:value-type="float" office:value="419.7">
            <text:p>419.70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5 - [.J15])/10.5)" office:value-type="float" office:value="42.8571428571429">
            <text:p>42.8571428571</text:p>
          </table:table-cell>
          <table:table-cell table:style-name="ce5" office:value-type="time" office:time-value="PT14H33M15S">
            <text:p>02:33:15 PM</text:p>
          </table:table-cell>
          <table:table-cell table:style-name="ce5" office:value-type="time" office:time-value="PT14H36M15S">
            <text:p>02:36:15 PM</text:p>
          </table:table-cell>
          <table:table-cell table:style-name="ce11" office:value-type="float" office:value="380.3">
            <text:p>380.3</text:p>
          </table:table-cell>
          <table:table-cell table:style-name="ce8" office:value-type="float" office:value="398.75">
            <text:p>398.7500</text:p>
          </table:table-cell>
          <table:table-cell table:number-columns-repeated="2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*((13.5 - [.A16])/13.5)" office:value-type="float" office:value="62.962962962963">
            <text:p>62.962962963</text:p>
          </table:table-cell>
          <table:table-cell table:style-name="ce5" office:value-type="time" office:time-value="PT14H54M09S">
            <text:p>02:54:09 PM</text:p>
          </table:table-cell>
          <table:table-cell table:style-name="ce5" office:value-type="time" office:time-value="PT14H57M10S">
            <text:p>02:57:1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23">
            <text:p>123.0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85.3">
            <text:p>85.30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5 - [.J16])/10.5)" office:value-type="float" office:value="52.3809523809524">
            <text:p>52.380952381</text:p>
          </table:table-cell>
          <table:table-cell table:style-name="ce5" office:value-type="time" office:time-value="PT14H54M09S">
            <text:p>02:54:09 PM</text:p>
          </table:table-cell>
          <table:table-cell table:style-name="ce5" office:value-type="time" office:time-value="PT14H57M10S">
            <text:p>02:57:10 PM</text:p>
          </table:table-cell>
          <table:table-cell table:style-name="ce11" office:value-type="float" office:value="211.7">
            <text:p>211.7</text:p>
          </table:table-cell>
          <table:table-cell table:style-name="ce8" office:value-type="float" office:value="179.5">
            <text:p>179.5000</text:p>
          </table:table-cell>
          <table:table-cell table:number-columns-repeated="2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*((13.5 - [.A17])/13.5)" office:value-type="float" office:value="70.3703703703704">
            <text:p>70.3703703704</text:p>
          </table:table-cell>
          <table:table-cell table:style-name="ce5" office:value-type="time" office:time-value="PT14H58M24S">
            <text:p>02:58:24 PM</text:p>
          </table:table-cell>
          <table:table-cell table:style-name="ce5" office:value-type="time" office:time-value="PT15H01M25S">
            <text:p>03:01:25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31.8">
            <text:p>31.8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45.35">
            <text:p>45.35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5 - [.J17])/10.5)" office:value-type="float" office:value="61.9047619047619">
            <text:p>61.9047619048</text:p>
          </table:table-cell>
          <table:table-cell table:style-name="ce5" office:value-type="time" office:time-value="PT14H58M24S">
            <text:p>02:58:24 PM</text:p>
          </table:table-cell>
          <table:table-cell table:style-name="ce5" office:value-type="time" office:time-value="PT15H01M25S">
            <text:p>03:01:25 PM</text:p>
          </table:table-cell>
          <table:table-cell table:style-name="ce11" office:value-type="float" office:value="96.7">
            <text:p>96.7</text:p>
          </table:table-cell>
          <table:table-cell table:style-name="ce8" office:value-type="float" office:value="90.75">
            <text:p>90.7500</text:p>
          </table:table-cell>
          <table:table-cell table:number-columns-repeated="2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*((13.5 - [.A18])/13.5)" office:value-type="float" office:value="77.7777777777778">
            <text:p>77.7777777778</text:p>
          </table:table-cell>
          <table:table-cell table:style-name="ce5" office:value-type="time" office:time-value="PT15H02M00S">
            <text:p>03:02:00 PM</text:p>
          </table:table-cell>
          <table:table-cell table:style-name="ce5" office:value-type="time" office:time-value="PT15H05M00S">
            <text:p>03:05:0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29.9">
            <text:p>129.9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79.8">
            <text:p>79.80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5 - [.J18])/10.5)" office:value-type="float" office:value="71.4285714285714">
            <text:p>71.4285714286</text:p>
          </table:table-cell>
          <table:table-cell table:style-name="ce5" office:value-type="time" office:time-value="PT15H02M00S">
            <text:p>03:02:00 PM</text:p>
          </table:table-cell>
          <table:table-cell table:style-name="ce5" office:value-type="time" office:time-value="PT15H05M00S">
            <text:p>03:05:00 PM</text:p>
          </table:table-cell>
          <table:table-cell table:style-name="ce11" office:value-type="float" office:value="76.9">
            <text:p>76.9</text:p>
          </table:table-cell>
          <table:table-cell table:style-name="ce8" office:value-type="float" office:value="81.25">
            <text:p>81.2500</text:p>
          </table:table-cell>
          <table:table-cell table:number-columns-repeated="2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table:formula="of:=100*((13.5 - [.A19])/13.5)" office:value-type="float" office:value="85.1851851851852">
            <text:p>85.1851851852</text:p>
          </table:table-cell>
          <table:table-cell table:style-name="ce5" office:value-type="time" office:time-value="PT15H06M00S">
            <text:p>03:06:00 PM</text:p>
          </table:table-cell>
          <table:table-cell table:style-name="ce5" office:value-type="time" office:time-value="PT15H09M00S">
            <text:p>03:09:0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63.4">
            <text:p>63.4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74.25">
            <text:p>74.250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5 - [.J19])/10.5)" office:value-type="float" office:value="80.952380952381">
            <text:p>80.9523809524</text:p>
          </table:table-cell>
          <table:table-cell table:style-name="ce5" office:value-type="time" office:time-value="PT15H06M00S">
            <text:p>03:06:00 PM</text:p>
          </table:table-cell>
          <table:table-cell table:style-name="ce5" office:value-type="time" office:time-value="PT15H09M00S">
            <text:p>03:09:00 PM</text:p>
          </table:table-cell>
          <table:table-cell table:style-name="ce11" office:value-type="float" office:value="31.9">
            <text:p>31.9</text:p>
          </table:table-cell>
          <table:table-cell table:style-name="ce8" office:value-type="float" office:value="32.75">
            <text:p>32.7500</text:p>
          </table:table-cell>
          <table:table-cell table:number-columns-repeated="2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table:formula="of:=100*((13.5 - [.A20])/13.5)" office:value-type="float" office:value="92.5925925925926">
            <text:p>92.5925925926</text:p>
          </table:table-cell>
          <table:table-cell table:style-name="ce5" office:value-type="time" office:time-value="PT15H11M30S">
            <text:p>03:11:30 PM</text:p>
          </table:table-cell>
          <table:table-cell table:style-name="ce5" office:value-type="time" office:time-value="PT15H14M30S">
            <text:p>03:14:3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22.7">
            <text:p>22.7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28.1">
            <text:p>28.1000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00*((10.5 - [.J20])/10.5)" office:value-type="float" office:value="90.4761904761905">
            <text:p>90.4761904762</text:p>
          </table:table-cell>
          <table:table-cell table:style-name="ce5" office:value-type="time" office:time-value="PT15H11M30S">
            <text:p>03:11:30 PM</text:p>
          </table:table-cell>
          <table:table-cell table:style-name="ce5" office:value-type="time" office:time-value="PT15H14M30S">
            <text:p>03:14:30 PM</text:p>
          </table:table-cell>
          <table:table-cell table:style-name="ce11" office:value-type="float" office:value="26.2">
            <text:p>26.2</text:p>
          </table:table-cell>
          <table:table-cell table:style-name="ce8" office:value-type="float" office:value="27">
            <text:p>27.0000</text:p>
          </table:table-cell>
          <table:table-cell table:number-columns-repeated="2"/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7.25.2014 a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5"/>
        </table:table-row>
        <table:table-row table:style-name="ro3">
          <table:table-cell table:style-name="ce1" office:value-type="string">
            <text:p>LP-80 #002 <text:s/>(RIL 63)</text:p>
          </table:table-cell>
          <table:table-cell table:number-columns-repeated="8"/>
          <table:table-cell table:style-name="ce1" office:value-type="string">
            <text:p>LP-80 #001 <text:s/>(RIL 73)</text:p>
          </table:table-cell>
          <table:table-cell table:number-columns-repeated="5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Above PAR</text:p>
          </table:table-cell>
          <table:table-cell table:style-name="ce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8" office:value-type="string">
            <text:p>average PAR</text:p>
          </table:table-cell>
          <table:table-cell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Below PAR</text:p>
          </table:table-cell>
          <table:table-cell table:style-name="ce8" office:value-type="string">
            <text:p>average PAR</text:p>
          </table:table-cell>
        </table:table-row>
        <table:table-row table:style-name="ro5">
          <table:table-cell table:style-name="ce12" office:value-type="float" office:value="1">
            <text:p>1</text:p>
          </table:table-cell>
          <table:table-cell table:style-name="ce12" table:formula="of:=100*((13 - [.A7])/13)" office:value-type="float" office:value="92.3076923076923">
            <text:p>92.3076923077</text:p>
          </table:table-cell>
          <table:table-cell table:style-name="ce13" office:value-type="time" office:time-value="PT12H12M07S">
            <text:p>12:12:07 PM</text:p>
          </table:table-cell>
          <table:table-cell table:style-name="ce13" office:value-type="time" office:time-value="PT12H15M07S">
            <text:p>12:15:07 PM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229.4">
            <text:p>229.4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256.3">
            <text:p>256.3000</text:p>
          </table:table-cell>
          <table:table-cell/>
          <table:table-cell table:style-name="ce12" office:value-type="float" office:value="1">
            <text:p>1</text:p>
          </table:table-cell>
          <table:table-cell table:style-name="ce12" table:formula="of:=100*((10.2 - [.J7])/10.2)" office:value-type="float" office:value="90.1960784313726">
            <text:p>90.1960784314</text:p>
          </table:table-cell>
          <table:table-cell table:style-name="ce13" office:value-type="time" office:time-value="PT12H12M07S">
            <text:p>12:12:07 PM</text:p>
          </table:table-cell>
          <table:table-cell table:style-name="ce13" office:value-type="time" office:time-value="PT12H15M07S">
            <text:p>12:15:07 PM</text:p>
          </table:table-cell>
          <table:table-cell table:style-name="ce14" office:value-type="float" office:value="575.5">
            <text:p>575.5</text:p>
          </table:table-cell>
          <table:table-cell table:style-name="ce8" office:value-type="float" office:value="539.2">
            <text:p>539.2000</text:p>
          </table:table-cell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table:formula="of:=100*((13 - [.A8])/13)" office:value-type="float" office:value="84.6153846153846">
            <text:p>84.6153846154</text:p>
          </table:table-cell>
          <table:table-cell table:style-name="ce5" office:value-type="time" office:time-value="PT12H32M52S">
            <text:p>12:32:52 PM</text:p>
          </table:table-cell>
          <table:table-cell table:style-name="ce5" office:value-type="time" office:time-value="PT12H35M52S">
            <text:p>12:35:52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221.1">
            <text:p>221.1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224.4">
            <text:p>224.4000</text:p>
          </table:table-cell>
          <table:table-cell/>
          <table:table-cell table:style-name="ce3" office:value-type="float" office:value="2">
            <text:p>2</text:p>
          </table:table-cell>
          <table:table-cell table:style-name="ce3" table:formula="of:=100*((10.2 - [.J8])/10.2)" office:value-type="float" office:value="80.3921568627451">
            <text:p>80.3921568627</text:p>
          </table:table-cell>
          <table:table-cell table:style-name="ce5" office:value-type="time" office:time-value="PT12H32M52S">
            <text:p>12:32:52 PM</text:p>
          </table:table-cell>
          <table:table-cell table:style-name="ce5" office:value-type="time" office:time-value="PT12H35M52S">
            <text:p>12:35:52 PM</text:p>
          </table:table-cell>
          <table:table-cell table:style-name="ce10" office:value-type="float" office:value="224.2">
            <text:p>224.2</text:p>
          </table:table-cell>
          <table:table-cell table:style-name="ce8" office:value-type="float" office:value="272.35">
            <text:p>272.3500</text:p>
          </table:table-cell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*((13 - [.A9])/13)" office:value-type="float" office:value="76.9230769230769">
            <text:p>76.9230769231</text:p>
          </table:table-cell>
          <table:table-cell table:style-name="ce5" office:value-type="time" office:time-value="PT12H37M00S">
            <text:p>12:37:00 PM</text:p>
          </table:table-cell>
          <table:table-cell table:style-name="ce5" office:value-type="time" office:time-value="PT12H40M00S">
            <text:p>12:40:0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201.2">
            <text:p>201.2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227.65">
            <text:p>227.6500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100*((10.2 - [.J9])/10.2)" office:value-type="float" office:value="70.5882352941176">
            <text:p>70.5882352941</text:p>
          </table:table-cell>
          <table:table-cell table:style-name="ce5" office:value-type="time" office:time-value="PT12H37M00S">
            <text:p>12:37:00 PM</text:p>
          </table:table-cell>
          <table:table-cell table:style-name="ce5" office:value-type="time" office:time-value="PT12H40M00S">
            <text:p>12:40:00 PM</text:p>
          </table:table-cell>
          <table:table-cell table:style-name="ce10" office:value-type="float" office:value="303">
            <text:p>303.0</text:p>
          </table:table-cell>
          <table:table-cell table:style-name="ce8" office:value-type="float" office:value="385.45">
            <text:p>385.4500</text:p>
          </table:table-cell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*((13 - [.A10])/13)" office:value-type="float" office:value="69.2307692307692">
            <text:p>69.2307692308</text:p>
          </table:table-cell>
          <table:table-cell table:style-name="ce5" office:value-type="time" office:time-value="PT12H45M15S">
            <text:p>12:45:15 PM</text:p>
          </table:table-cell>
          <table:table-cell table:style-name="ce5" office:value-type="time" office:time-value="PT12H48M15S">
            <text:p>12:48:15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222">
            <text:p>222.0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218.15">
            <text:p>218.1500</text:p>
          </table:table-cell>
          <table:table-cell/>
          <table:table-cell table:style-name="ce3" office:value-type="float" office:value="4">
            <text:p>4</text:p>
          </table:table-cell>
          <table:table-cell table:style-name="ce3" table:formula="of:=100*((10.2 - [.J10])/10.2)" office:value-type="float" office:value="60.7843137254902">
            <text:p>60.7843137255</text:p>
          </table:table-cell>
          <table:table-cell table:style-name="ce5" office:value-type="time" office:time-value="PT12H45M15S">
            <text:p>12:45:15 PM</text:p>
          </table:table-cell>
          <table:table-cell table:style-name="ce5" office:value-type="time" office:time-value="PT12H48M15S">
            <text:p>12:48:15 PM</text:p>
          </table:table-cell>
          <table:table-cell table:style-name="ce10" office:value-type="float" office:value="495.3">
            <text:p>495.3</text:p>
          </table:table-cell>
          <table:table-cell table:style-name="ce8" office:value-type="float" office:value="370.7">
            <text:p>370.7000</text:p>
          </table:table-cell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*((13 - [.A11])/13)" office:value-type="float" office:value="61.5384615384615">
            <text:p>61.5384615385</text:p>
          </table:table-cell>
          <table:table-cell table:style-name="ce5" office:value-type="time" office:time-value="PT12H49M28S">
            <text:p>12:49:28 PM</text:p>
          </table:table-cell>
          <table:table-cell table:style-name="ce5" office:value-type="time" office:time-value="PT12H52M28S">
            <text:p>12:52:28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461.9">
            <text:p>461.9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475.95">
            <text:p>475.9500</text:p>
          </table:table-cell>
          <table:table-cell/>
          <table:table-cell table:style-name="ce3" office:value-type="float" office:value="5">
            <text:p>5</text:p>
          </table:table-cell>
          <table:table-cell table:style-name="ce3" table:formula="of:=100*((10.2 - [.J11])/10.2)" office:value-type="float" office:value="50.9803921568627">
            <text:p>50.9803921569</text:p>
          </table:table-cell>
          <table:table-cell table:style-name="ce5" office:value-type="time" office:time-value="PT12H49M28S">
            <text:p>12:49:28 PM</text:p>
          </table:table-cell>
          <table:table-cell table:style-name="ce5" office:value-type="time" office:time-value="PT12H52M28S">
            <text:p>12:52:28 PM</text:p>
          </table:table-cell>
          <table:table-cell table:style-name="ce10" office:value-type="float" office:value="194.2">
            <text:p>194.2</text:p>
          </table:table-cell>
          <table:table-cell table:style-name="ce8" office:value-type="float" office:value="233.4">
            <text:p>233.4000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*((13 - [.A12])/13)" office:value-type="float" office:value="53.8461538461539">
            <text:p>53.8461538462</text:p>
          </table:table-cell>
          <table:table-cell table:style-name="ce5" office:value-type="time" office:time-value="PT13H01M43S">
            <text:p>01:01:43 PM</text:p>
          </table:table-cell>
          <table:table-cell table:style-name="ce5" office:value-type="time" office:time-value="PT13H04M43S">
            <text:p>01:04:43 PM</text:p>
          </table:table-cell>
          <table:table-cell table:style-name="ce10" office:value-type="float" office:value="2465.9">
            <text:p>2465.9</text:p>
          </table:table-cell>
          <table:table-cell table:style-name="ce10" office:value-type="float" office:value="383.3">
            <text:p>383.3</text:p>
          </table:table-cell>
          <table:table-cell table:style-name="ce8" office:value-type="float" office:value="2465.9">
            <text:p>2465.9000</text:p>
          </table:table-cell>
          <table:table-cell table:style-name="ce8" office:value-type="float" office:value="443">
            <text:p>443.0000</text:p>
          </table:table-cell>
          <table:table-cell/>
          <table:table-cell table:style-name="ce3" office:value-type="float" office:value="6">
            <text:p>6</text:p>
          </table:table-cell>
          <table:table-cell table:style-name="ce3" table:formula="of:=100*((10.2 - [.J12])/10.2)" office:value-type="float" office:value="41.1764705882353">
            <text:p>41.1764705882</text:p>
          </table:table-cell>
          <table:table-cell table:style-name="ce5" office:value-type="time" office:time-value="PT13H01M43S">
            <text:p>01:01:43 PM</text:p>
          </table:table-cell>
          <table:table-cell table:style-name="ce5" office:value-type="time" office:time-value="PT13H04M43S">
            <text:p>01:04:43 PM</text:p>
          </table:table-cell>
          <table:table-cell table:style-name="ce10" office:value-type="float" office:value="292.5">
            <text:p>292.5</text:p>
          </table:table-cell>
          <table:table-cell table:style-name="ce8" office:value-type="float" office:value="300.9">
            <text:p>300.9000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*((13 - [.A13])/13)" office:value-type="float" office:value="46.1538461538462">
            <text:p>46.1538461538</text:p>
          </table:table-cell>
          <table:table-cell table:style-name="ce5" office:value-type="time" office:time-value="PT13H07M11S">
            <text:p>01:07:11 PM</text:p>
          </table:table-cell>
          <table:table-cell table:style-name="ce5" office:value-type="time" office:time-value="PT13H10M11S">
            <text:p>01:10:11 PM</text:p>
          </table:table-cell>
          <table:table-cell table:style-name="ce10" office:value-type="float" office:value="2315.2">
            <text:p>2315.2</text:p>
          </table:table-cell>
          <table:table-cell table:style-name="ce10" office:value-type="float" office:value="379.8">
            <text:p>379.8</text:p>
          </table:table-cell>
          <table:table-cell table:style-name="ce8" office:value-type="float" office:value="2314.4">
            <text:p>2314.4000</text:p>
          </table:table-cell>
          <table:table-cell table:style-name="ce8" office:value-type="float" office:value="465.2">
            <text:p>465.2000</text:p>
          </table:table-cell>
          <table:table-cell/>
          <table:table-cell table:style-name="ce3" office:value-type="float" office:value="7">
            <text:p>7</text:p>
          </table:table-cell>
          <table:table-cell table:style-name="ce3" table:formula="of:=100*((10.2 - [.J13])/10.2)" office:value-type="float" office:value="31.3725490196078">
            <text:p>31.3725490196</text:p>
          </table:table-cell>
          <table:table-cell table:style-name="ce5" office:value-type="time" office:time-value="PT13H07M11S">
            <text:p>01:07:11 PM</text:p>
          </table:table-cell>
          <table:table-cell table:style-name="ce5" office:value-type="time" office:time-value="PT13H10M11S">
            <text:p>01:10:11 PM</text:p>
          </table:table-cell>
          <table:table-cell table:style-name="ce10" office:value-type="float" office:value="283.7">
            <text:p>283.7</text:p>
          </table:table-cell>
          <table:table-cell table:style-name="ce8" office:value-type="float" office:value="316.5">
            <text:p>316.5000</text:p>
          </table:table-cell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*((13 - [.A14])/13)" office:value-type="float" office:value="38.4615384615385">
            <text:p>38.4615384615</text:p>
          </table:table-cell>
          <table:table-cell table:style-name="ce5" office:value-type="time" office:time-value="PT13H11M20S">
            <text:p>01:11:20 PM</text:p>
          </table:table-cell>
          <table:table-cell table:style-name="ce5" office:value-type="time" office:time-value="PT13H14M20S">
            <text:p>01:14:20 PM</text:p>
          </table:table-cell>
          <table:table-cell table:style-name="ce10" office:value-type="float" office:value="2292.3">
            <text:p>2292.3</text:p>
          </table:table-cell>
          <table:table-cell table:style-name="ce10" office:value-type="float" office:value="443">
            <text:p>443.0</text:p>
          </table:table-cell>
          <table:table-cell table:style-name="ce8" office:value-type="float" office:value="2307.35">
            <text:p>2307.3500</text:p>
          </table:table-cell>
          <table:table-cell table:style-name="ce8" office:value-type="float" office:value="564.55">
            <text:p>564.5500</text:p>
          </table:table-cell>
          <table:table-cell/>
          <table:table-cell table:style-name="ce3" office:value-type="float" office:value="8">
            <text:p>8</text:p>
          </table:table-cell>
          <table:table-cell table:style-name="ce3" table:formula="of:=100*((10.2 - [.J14])/10.2)" office:value-type="float" office:value="21.5686274509804">
            <text:p>21.568627451</text:p>
          </table:table-cell>
          <table:table-cell table:style-name="ce5" office:value-type="time" office:time-value="PT13H11M20S">
            <text:p>01:11:20 PM</text:p>
          </table:table-cell>
          <table:table-cell table:style-name="ce5" office:value-type="time" office:time-value="PT13H14M20S">
            <text:p>01:14:20 PM</text:p>
          </table:table-cell>
          <table:table-cell table:style-name="ce10" office:value-type="float" office:value="1360.4">
            <text:p>1360.4</text:p>
          </table:table-cell>
          <table:table-cell table:style-name="ce8" office:value-type="float" office:value="1057.85">
            <text:p>1057.8500</text:p>
          </table:table-cell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*((13 - [.A15])/13)" office:value-type="float" office:value="30.7692307692308">
            <text:p>30.7692307692</text:p>
          </table:table-cell>
          <table:table-cell table:style-name="ce5" office:value-type="time" office:time-value="PT13H23M45S">
            <text:p>01:23:45 PM</text:p>
          </table:table-cell>
          <table:table-cell table:style-name="ce5" office:value-type="time" office:time-value="PT13H26M45S">
            <text:p>01:26:45 PM</text:p>
          </table:table-cell>
          <table:table-cell table:style-name="ce10" office:value-type="float" office:value="2446.1">
            <text:p>2446.1</text:p>
          </table:table-cell>
          <table:table-cell table:style-name="ce10" office:value-type="float" office:value="1265.5">
            <text:p>1265.5</text:p>
          </table:table-cell>
          <table:table-cell table:style-name="ce8" office:value-type="float" office:value="2445.35">
            <text:p>2445.3500</text:p>
          </table:table-cell>
          <table:table-cell table:style-name="ce8" office:value-type="float" office:value="1225.45">
            <text:p>1225.4500</text:p>
          </table:table-cell>
          <table:table-cell/>
          <table:table-cell table:style-name="ce3" office:value-type="float" office:value="9">
            <text:p>9</text:p>
          </table:table-cell>
          <table:table-cell table:style-name="ce3" table:formula="of:=100*((10.2 - [.J15])/10.2)" office:value-type="float" office:value="11.7647058823529">
            <text:p>11.7647058824</text:p>
          </table:table-cell>
          <table:table-cell table:style-name="ce5" office:value-type="time" office:time-value="PT13H23M45S">
            <text:p>01:23:45 PM</text:p>
          </table:table-cell>
          <table:table-cell table:style-name="ce5" office:value-type="time" office:time-value="PT13H26M45S">
            <text:p>01:26:45 PM</text:p>
          </table:table-cell>
          <table:table-cell table:style-name="ce10" office:value-type="float" office:value="1830.4">
            <text:p>1830.4</text:p>
          </table:table-cell>
          <table:table-cell table:style-name="ce8" office:value-type="float" office:value="1818.75">
            <text:p>1818.7500</text:p>
          </table:table-cell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*((13 - [.A16])/13)" office:value-type="float" office:value="23.0769230769231">
            <text:p>23.0769230769</text:p>
          </table:table-cell>
          <table:table-cell table:style-name="ce5" office:value-type="time" office:time-value="PT13H28M30S">
            <text:p>01:28:30 PM</text:p>
          </table:table-cell>
          <table:table-cell table:style-name="ce5" office:value-type="time" office:time-value="PT13H31M30S">
            <text:p>01:31:30 PM</text:p>
          </table:table-cell>
          <table:table-cell table:style-name="ce10" office:value-type="float" office:value="2318">
            <text:p>2318.0</text:p>
          </table:table-cell>
          <table:table-cell table:style-name="ce10" office:value-type="float" office:value="1665.8">
            <text:p>1665.8</text:p>
          </table:table-cell>
          <table:table-cell table:style-name="ce8" office:value-type="float" office:value="2391.95">
            <text:p>2391.9500</text:p>
          </table:table-cell>
          <table:table-cell table:style-name="ce8" office:value-type="float" office:value="1383.8">
            <text:p>1383.800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table:formula="of:=100*((10.2 - [.J16])/10.2)" office:value-type="float" office:value="1.96078431372548">
            <text:p>1.9607843137</text:p>
          </table:table-cell>
          <table:table-cell table:style-name="ce5" office:value-type="time" office:time-value="PT13H28M30S">
            <text:p>01:28:30 PM</text:p>
          </table:table-cell>
          <table:table-cell table:style-name="ce5" office:value-type="time" office:time-value="PT13H31M30S">
            <text:p>01:31:30 PM</text:p>
          </table:table-cell>
          <table:table-cell table:style-name="ce10" office:value-type="float" office:value="1900.6">
            <text:p>1900.6</text:p>
          </table:table-cell>
          <table:table-cell table:style-name="ce8" office:value-type="float" office:value="2109.3">
            <text:p>2109.3000</text:p>
          </table:table-cell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*((13 - [.A17])/13)" office:value-type="float" office:value="15.3846153846154">
            <text:p>15.3846153846</text:p>
          </table:table-cell>
          <table:table-cell table:style-name="ce5" office:value-type="time" office:time-value="PT13H34M11S">
            <text:p>01:34:11 PM</text:p>
          </table:table-cell>
          <table:table-cell table:style-name="ce5" office:value-type="time" office:time-value="PT13H37M30S">
            <text:p>01:37:30 PM</text:p>
          </table:table-cell>
          <table:table-cell table:style-name="ce10" office:value-type="float" office:value="2465.9">
            <text:p>2465.9</text:p>
          </table:table-cell>
          <table:table-cell table:style-name="ce10" office:value-type="float" office:value="1647.1">
            <text:p>1647.1</text:p>
          </table:table-cell>
          <table:table-cell table:style-name="ce8" office:value-type="float" office:value="1777.35">
            <text:p>1777.3500</text:p>
          </table:table-cell>
          <table:table-cell table:style-name="ce8" office:value-type="float" office:value="1136.05">
            <text:p>1136.05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table:formula="of:=100*((10.2 - [.J17])/10.2)" office:value-type="float" office:value="-7.84313725490197">
            <text:p>-7.8431372549</text:p>
          </table:table-cell>
          <table:table-cell table:style-name="ce5" office:value-type="time" office:time-value="PT13H34M11S">
            <text:p>01:34:11 PM</text:p>
          </table:table-cell>
          <table:table-cell table:style-name="ce5" office:value-type="time" office:time-value="PT13H37M30S">
            <text:p>01:37:30 PM</text:p>
          </table:table-cell>
          <table:table-cell table:style-name="ce10" office:value-type="float" office:value="2216.9">
            <text:p>2216.9</text:p>
          </table:table-cell>
          <table:table-cell table:style-name="ce8" office:value-type="float" office:value="1584.3">
            <text:p>1584.3000</text:p>
          </table:table-cell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*((13 - [.A18])/13)" office:value-type="float" office:value="7.69230769230769">
            <text:p>7.6923076923</text:p>
          </table:table-cell>
          <table:table-cell table:style-name="ce5" office:value-type="time" office:time-value="PT13H44M20S">
            <text:p>01:44:20 PM</text:p>
          </table:table-cell>
          <table:table-cell table:style-name="ce5" office:value-type="time" office:time-value="PT13H48M12S">
            <text:p>01:48:12 PM</text:p>
          </table:table-cell>
          <table:table-cell table:style-name="ce10" office:value-type="float" office:value="797.9">
            <text:p>797.9</text:p>
          </table:table-cell>
          <table:table-cell table:style-name="ce10" office:value-type="float" office:value="641.7">
            <text:p>641.7</text:p>
          </table:table-cell>
          <table:table-cell table:style-name="ce8" office:value-type="float" office:value="739.1">
            <text:p>739.1000</text:p>
          </table:table-cell>
          <table:table-cell table:style-name="ce8" office:value-type="float" office:value="607.966666666667">
            <text:p>607.9667</text:p>
          </table:table-cell>
          <table:table-cell/>
          <table:table-cell table:style-name="ce3" office:value-type="float" office:value="12">
            <text:p>12</text:p>
          </table:table-cell>
          <table:table-cell table:style-name="ce3" table:formula="of:=100*((10.2 - [.J18])/10.2)" office:value-type="float" office:value="-17.6470588235294">
            <text:p>-17.6470588235</text:p>
          </table:table-cell>
          <table:table-cell table:style-name="ce5" office:value-type="time" office:time-value="PT13H44M20S">
            <text:p>01:44:20 PM</text:p>
          </table:table-cell>
          <table:table-cell table:style-name="ce5" office:value-type="time" office:time-value="PT13H48M12S">
            <text:p>01:48:12 PM</text:p>
          </table:table-cell>
          <table:table-cell table:style-name="ce10" office:value-type="float" office:value="753.9">
            <text:p>753.9</text:p>
          </table:table-cell>
          <table:table-cell table:style-name="ce8" office:value-type="float" office:value="701.3">
            <text:p>701.3000</text:p>
          </table:table-cell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*((13 - [.A19])/13)" office:value-type="float" office:value="0">
            <text:p>0</text:p>
          </table:table-cell>
          <table:table-cell table:style-name="ce5" office:value-type="time" office:time-value="PT13H49M20S">
            <text:p>01:49:20 PM</text:p>
          </table:table-cell>
          <table:table-cell table:style-name="ce5" office:value-type="time" office:time-value="PT13H52M20S">
            <text:p>01:52:20 PM</text:p>
          </table:table-cell>
          <table:table-cell table:style-name="ce10" office:value-type="float" office:value="717.7">
            <text:p>717.7</text:p>
          </table:table-cell>
          <table:table-cell table:style-name="ce10" office:value-type="float" office:value="693.6">
            <text:p>693.6</text:p>
          </table:table-cell>
          <table:table-cell table:style-name="ce8" office:value-type="float" office:value="740.8">
            <text:p>740.8000</text:p>
          </table:table-cell>
          <table:table-cell table:style-name="ce8" office:value-type="float" office:value="715.55">
            <text:p>715.55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J19])/10.2)" office:value-type="float" office:value="-27.4509803921569">
            <text:p>-27.4509803922</text:p>
          </table:table-cell>
          <table:table-cell table:style-name="ce5" office:value-type="time" office:time-value="PT13H49M20S">
            <text:p>01:49:20 PM</text:p>
          </table:table-cell>
          <table:table-cell table:style-name="ce5" office:value-type="time" office:time-value="PT13H52M20S">
            <text:p>01:52:20 PM</text:p>
          </table:table-cell>
          <table:table-cell table:style-name="ce10" office:value-type="float" office:value="682.9">
            <text:p>682.9</text:p>
          </table:table-cell>
          <table:table-cell table:style-name="ce8" office:value-type="float" office:value="708.05">
            <text:p>708.0500</text:p>
          </table:table-cell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*((13 - [.A20])/13)" office:value-type="float" office:value="-7.69230769230769">
            <text:p>-7.6923076923</text:p>
          </table:table-cell>
          <table:table-cell table:style-name="ce5" office:value-type="time" office:time-value="PT01H52M42S">
            <text:p>01:52:42 AM</text:p>
          </table:table-cell>
          <table:table-cell table:style-name="ce5" office:value-type="time" office:time-value="PT01H55M42S">
            <text:p>01:55:42 AM</text:p>
          </table:table-cell>
          <table:table-cell table:style-name="ce10" office:value-type="float" office:value="909.4">
            <text:p>909.4</text:p>
          </table:table-cell>
          <table:table-cell table:style-name="ce10" office:value-type="float" office:value="874.5">
            <text:p>874.5</text:p>
          </table:table-cell>
          <table:table-cell table:style-name="ce8" office:value-type="float" office:value="1947.06666666667">
            <text:p>1947.0667</text:p>
          </table:table-cell>
          <table:table-cell table:style-name="ce8" office:value-type="float" office:value="1965.2">
            <text:p>1965.2000</text:p>
          </table:table-cell>
          <table:table-cell/>
          <table:table-cell table:style-name="ce3" office:value-type="float" office:value="13">
            <text:p>13</text:p>
          </table:table-cell>
          <table:table-cell table:style-name="ce3" table:formula="of:=100*((10.2 - [.J20])/10.2)" office:value-type="float" office:value="-27.4509803921569">
            <text:p>-27.4509803922</text:p>
          </table:table-cell>
          <table:table-cell table:style-name="ce5" office:value-type="time" office:time-value="PT01H52M42S">
            <text:p>01:52:42 AM</text:p>
          </table:table-cell>
          <table:table-cell table:style-name="ce5" office:value-type="time" office:time-value="PT01H55M42S">
            <text:p>01:55:42 AM</text:p>
          </table:table-cell>
          <table:table-cell table:style-name="ce10" office:value-type="float" office:value="872.5">
            <text:p>872.5</text:p>
          </table:table-cell>
          <table:table-cell table:style-name="ce8" office:value-type="float" office:value="1911.7">
            <text:p>1911.7000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7.25.2014 b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7"/>
        </table:table-row>
        <table:table-row table:style-name="ro3">
          <table:table-cell table:style-name="ce1" office:value-type="string">
            <text:p>LP-80 #002 <text:s/>(RIL 63)</text:p>
          </table:table-cell>
          <table:table-cell table:number-columns-repeated="9"/>
          <table:table-cell table:style-name="ce1" office:value-type="string">
            <text:p>LP-80 #001 <text:s/>(RIL 73)</text:p>
          </table:table-cell>
          <table:table-cell table:number-columns-repeated="6"/>
        </table:table-row>
        <table:table-row table:style-name="ro4"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Above PAR</text:p>
          </table:table-cell>
          <table:table-cell table:style-name="ce9" office:value-type="string">
            <text:p>Average Below PAR</text:p>
          </table:table-cell>
          <table:table-cell office:value-type="string">
            <text:p>average above PAR</text:p>
          </table:table-cell>
          <table:table-cell table:style-name="ce8" office:value-type="string">
            <text:p>average PAR</text:p>
          </table:table-cell>
          <table:table-cell table:number-columns-repeated="2"/>
          <table:table-cell table:style-name="ce2" office:value-type="string">
            <text:p>feet above ground</text:p>
          </table:table-cell>
          <table:table-cell table:style-name="ce2" office:value-type="string">
            <text:p>percentage down canopy 100*((plant height – feet above ground) / plant height) </text:p>
          </table:table-cell>
          <table:table-cell table:style-name="ce2" office:value-type="string">
            <text:p>time start</text:p>
          </table:table-cell>
          <table:table-cell table:style-name="ce2" office:value-type="string">
            <text:p>time end</text:p>
          </table:table-cell>
          <table:table-cell table:style-name="ce9" office:value-type="string">
            <text:p>Average Below PAR</text:p>
          </table:table-cell>
          <table:table-cell office:value-type="string">
            <text:p>average PAR</text:p>
          </table:table-cell>
          <table:table-cell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table:formula="of:=100*((13 - [.A7])/13)" office:value-type="float" office:value="-7.69230769230769">
            <text:p>-7.6923076923</text:p>
          </table:table-cell>
          <table:table-cell table:style-name="ce5" office:value-type="time" office:time-value="PT13H56M40S">
            <text:p>01:56:40 PM</text:p>
          </table:table-cell>
          <table:table-cell table:style-name="ce5" office:value-type="time" office:time-value="PT13H59M40S">
            <text:p>01:59:40 PM</text:p>
          </table:table-cell>
          <table:table-cell table:style-name="ce10" office:value-type="float" office:value="2456.8">
            <text:p>2456.8</text:p>
          </table:table-cell>
          <table:table-cell table:style-name="ce10" office:value-type="float" office:value="2501">
            <text:p>2501.0</text:p>
          </table:table-cell>
          <table:table-cell table:style-name="ce8" office:value-type="float" office:value="2414.7">
            <text:p>2414.7000</text:p>
          </table:table-cell>
          <table:table-cell table:style-name="ce8" office:value-type="float" office:value="2440.93333333333">
            <text:p>2440.933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3" table:formula="of:=100*((10.2 - [.K7])/10.2)" office:value-type="float" office:value="-27.4509803921569">
            <text:p>-27.4509803922</text:p>
          </table:table-cell>
          <table:table-cell table:style-name="ce5" office:value-type="time" office:time-value="PT13H56M40S">
            <text:p>01:56:40 PM</text:p>
          </table:table-cell>
          <table:table-cell table:style-name="ce5" office:value-type="time" office:time-value="PT13H59M40S">
            <text:p>01:59:40 PM</text:p>
          </table:table-cell>
          <table:table-cell table:style-name="ce10" office:value-type="float" office:value="2443">
            <text:p>2443.0</text:p>
          </table:table-cell>
          <table:table-cell office:value-type="float" office:value="2321.93333333333">
            <text:p>2321.9333333333</text:p>
          </table:table-cell>
          <table:table-cell table:style-name="ce8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table:formula="of:=100*((13 - [.A8])/13)" office:value-type="float" office:value="0">
            <text:p>0</text:p>
          </table:table-cell>
          <table:table-cell table:style-name="ce5" office:value-type="time" office:time-value="PT14H01M06S">
            <text:p>02:01:06 PM</text:p>
          </table:table-cell>
          <table:table-cell table:style-name="ce5" office:value-type="time" office:time-value="PT02H04M20S">
            <text:p>02:04:20 AM</text:p>
          </table:table-cell>
          <table:table-cell table:style-name="ce10" office:value-type="float" office:value="610">
            <text:p>610.0</text:p>
          </table:table-cell>
          <table:table-cell table:style-name="ce10" office:value-type="float" office:value="382.9">
            <text:p>382.9</text:p>
          </table:table-cell>
          <table:table-cell table:style-name="ce8" office:value-type="float" office:value="602.6">
            <text:p>602.6000</text:p>
          </table:table-cell>
          <table:table-cell table:style-name="ce8" office:value-type="float" office:value="398.25">
            <text:p>398.2500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3" table:formula="of:=100*((10.2 - [.K8])/10.2)" office:value-type="float" office:value="-17.6470588235294">
            <text:p>-17.6470588235</text:p>
          </table:table-cell>
          <table:table-cell table:style-name="ce5" office:value-type="time" office:time-value="PT14H01M06S">
            <text:p>02:01:06 PM</text:p>
          </table:table-cell>
          <table:table-cell table:style-name="ce5" office:value-type="time" office:time-value="PT02H04M20S">
            <text:p>02:04:20 AM</text:p>
          </table:table-cell>
          <table:table-cell table:style-name="ce10" office:value-type="float" office:value="563.4">
            <text:p>563.4</text:p>
          </table:table-cell>
          <table:table-cell office:value-type="float" office:value="530.3">
            <text:p>530.3</text:p>
          </table:table-cell>
          <table:table-cell table:style-name="ce8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table:formula="of:=100*((13 - [.A9])/13)" office:value-type="float" office:value="7.69230769230769">
            <text:p>7.6923076923</text:p>
          </table:table-cell>
          <table:table-cell table:style-name="ce5" office:value-type="time" office:time-value="PT14H05M55S">
            <text:p>02:05:55 PM</text:p>
          </table:table-cell>
          <table:table-cell table:style-name="ce5" office:value-type="time" office:time-value="PT14H08M55S">
            <text:p>02:08:55 PM</text:p>
          </table:table-cell>
          <table:table-cell table:style-name="ce10" office:value-type="float" office:value="1887.8">
            <text:p>1887.8</text:p>
          </table:table-cell>
          <table:table-cell table:style-name="ce10" office:value-type="float" office:value="1134.6">
            <text:p>1134.6</text:p>
          </table:table-cell>
          <table:table-cell table:style-name="ce8" office:value-type="float" office:value="1893.6">
            <text:p>1893.6000</text:p>
          </table:table-cell>
          <table:table-cell table:style-name="ce8" office:value-type="float" office:value="1135.75">
            <text:p>1135.7500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3" table:formula="of:=100*((10.2 - [.K9])/10.2)" office:value-type="float" office:value="-7.84313725490197">
            <text:p>-7.8431372549</text:p>
          </table:table-cell>
          <table:table-cell table:style-name="ce5" office:value-type="time" office:time-value="PT14H05M55S">
            <text:p>02:05:55 PM</text:p>
          </table:table-cell>
          <table:table-cell table:style-name="ce5" office:value-type="time" office:time-value="PT14H08M55S">
            <text:p>02:08:55 PM</text:p>
          </table:table-cell>
          <table:table-cell table:style-name="ce10" office:value-type="float" office:value="1697.9">
            <text:p>1697.9</text:p>
          </table:table-cell>
          <table:table-cell office:value-type="float" office:value="1850.15">
            <text:p>1850.15</text:p>
          </table:table-cell>
          <table:table-cell table:style-name="ce8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table:formula="of:=100*((13 - [.A10])/13)" office:value-type="float" office:value="15.3846153846154">
            <text:p>15.3846153846</text:p>
          </table:table-cell>
          <table:table-cell table:style-name="ce5" office:value-type="time" office:time-value="PT14H10M08S">
            <text:p>02:10:08 PM</text:p>
          </table:table-cell>
          <table:table-cell table:style-name="ce5" office:value-type="time" office:time-value="PT14H13M08S">
            <text:p>02:13:08 PM</text:p>
          </table:table-cell>
          <table:table-cell table:style-name="ce10" office:value-type="float" office:value="1606.4">
            <text:p>1606.4</text:p>
          </table:table-cell>
          <table:table-cell table:style-name="ce10" office:value-type="float" office:value="689">
            <text:p>689.0</text:p>
          </table:table-cell>
          <table:table-cell table:style-name="ce8" office:value-type="float" office:value="1968.05">
            <text:p>1968.0500</text:p>
          </table:table-cell>
          <table:table-cell table:style-name="ce8" office:value-type="float" office:value="957.35">
            <text:p>957.350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3" table:formula="of:=100*((10.2 - [.K10])/10.2)" office:value-type="float" office:value="1.96078431372548">
            <text:p>1.9607843137</text:p>
          </table:table-cell>
          <table:table-cell table:style-name="ce5" office:value-type="time" office:time-value="PT14H10M08S">
            <text:p>02:10:08 PM</text:p>
          </table:table-cell>
          <table:table-cell table:style-name="ce5" office:value-type="time" office:time-value="PT14H13M08S">
            <text:p>02:13:08 PM</text:p>
          </table:table-cell>
          <table:table-cell table:style-name="ce10" office:value-type="float" office:value="1426.9">
            <text:p>1426.9</text:p>
          </table:table-cell>
          <table:table-cell office:value-type="float" office:value="1736.05">
            <text:p>1736.05</text:p>
          </table:table-cell>
          <table:table-cell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table:formula="of:=100*((13 - [.A11])/13)" office:value-type="float" office:value="23.0769230769231">
            <text:p>23.0769230769</text:p>
          </table:table-cell>
          <table:table-cell table:style-name="ce5" office:value-type="time" office:time-value="PT14H14M10S">
            <text:p>02:14:10 PM</text:p>
          </table:table-cell>
          <table:table-cell table:style-name="ce5" office:value-type="time" office:time-value="PT14H17M10S">
            <text:p>02:17:10 PM</text:p>
          </table:table-cell>
          <table:table-cell table:style-name="ce10" office:value-type="float" office:value="1877.3">
            <text:p>1877.3</text:p>
          </table:table-cell>
          <table:table-cell table:style-name="ce10" office:value-type="float" office:value="662">
            <text:p>662.0</text:p>
          </table:table-cell>
          <table:table-cell table:style-name="ce8" office:value-type="float" office:value="2105.6">
            <text:p>2105.6000</text:p>
          </table:table-cell>
          <table:table-cell table:style-name="ce8" office:value-type="float" office:value="628.1">
            <text:p>628.1000</text:p>
          </table:table-cell>
          <table:table-cell table:number-columns-repeated="2"/>
          <table:table-cell table:style-name="ce3" office:value-type="float" office:value="9">
            <text:p>9</text:p>
          </table:table-cell>
          <table:table-cell table:style-name="ce3" table:formula="of:=100*((10.2 - [.K11])/10.2)" office:value-type="float" office:value="11.7647058823529">
            <text:p>11.7647058824</text:p>
          </table:table-cell>
          <table:table-cell table:style-name="ce5" office:value-type="time" office:time-value="PT14H14M10S">
            <text:p>02:14:10 PM</text:p>
          </table:table-cell>
          <table:table-cell table:style-name="ce5" office:value-type="time" office:time-value="PT14H17M10S">
            <text:p>02:17:10 PM</text:p>
          </table:table-cell>
          <table:table-cell table:style-name="ce10" office:value-type="float" office:value="1502.1">
            <text:p>1502.1</text:p>
          </table:table-cell>
          <table:table-cell office:value-type="float" office:value="1416.75">
            <text:p>1416.75</text:p>
          </table:table-cell>
          <table:table-cell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table:formula="of:=100*((13 - [.A12])/13)" office:value-type="float" office:value="30.7692307692308">
            <text:p>30.7692307692</text:p>
          </table:table-cell>
          <table:table-cell table:style-name="ce5" office:value-type="time" office:time-value="PT14H18M45S">
            <text:p>02:18:45 PM</text:p>
          </table:table-cell>
          <table:table-cell table:style-name="ce5" office:value-type="time" office:time-value="PT14H21M45S">
            <text:p>02:21:45 PM</text:p>
          </table:table-cell>
          <table:table-cell table:style-name="ce10" office:value-type="float" office:value="762.7">
            <text:p>762.7</text:p>
          </table:table-cell>
          <table:table-cell table:style-name="ce10" office:value-type="float" office:value="205.3">
            <text:p>205.3</text:p>
          </table:table-cell>
          <table:table-cell table:style-name="ce8" office:value-type="float" office:value="716.95">
            <text:p>716.9500</text:p>
          </table:table-cell>
          <table:table-cell table:style-name="ce8" office:value-type="float" office:value="194.65">
            <text:p>194.6500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3" table:formula="of:=100*((10.2 - [.K12])/10.2)" office:value-type="float" office:value="21.5686274509804">
            <text:p>21.568627451</text:p>
          </table:table-cell>
          <table:table-cell table:style-name="ce5" office:value-type="time" office:time-value="PT14H18M45S">
            <text:p>02:18:45 PM</text:p>
          </table:table-cell>
          <table:table-cell table:style-name="ce5" office:value-type="time" office:time-value="PT14H21M45S">
            <text:p>02:21:45 PM</text:p>
          </table:table-cell>
          <table:table-cell table:style-name="ce10" office:value-type="float" office:value="337.7">
            <text:p>337.7</text:p>
          </table:table-cell>
          <table:table-cell office:value-type="float" office:value="302.35">
            <text:p>302.35</text:p>
          </table:table-cell>
          <table:table-cell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table:formula="of:=100*((13 - [.A13])/13)" office:value-type="float" office:value="38.4615384615385">
            <text:p>38.4615384615</text:p>
          </table:table-cell>
          <table:table-cell table:style-name="ce5" office:value-type="time" office:time-value="PT14H22M50S">
            <text:p>02:22:50 PM</text:p>
          </table:table-cell>
          <table:table-cell table:style-name="ce5" office:value-type="time" office:time-value="PT14H25M50S">
            <text:p>02:25:50 PM</text:p>
          </table:table-cell>
          <table:table-cell table:style-name="ce10" office:value-type="float" office:value="2215.3">
            <text:p>2215.3</text:p>
          </table:table-cell>
          <table:table-cell table:style-name="ce10" office:value-type="float" office:value="613.6">
            <text:p>613.6</text:p>
          </table:table-cell>
          <table:table-cell table:style-name="ce8" office:value-type="float" office:value="2032.1">
            <text:p>2032.1000</text:p>
          </table:table-cell>
          <table:table-cell table:style-name="ce8" office:value-type="float" office:value="550.1">
            <text:p>550.1000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3" table:formula="of:=100*((10.2 - [.K13])/10.2)" office:value-type="float" office:value="31.3725490196078">
            <text:p>31.3725490196</text:p>
          </table:table-cell>
          <table:table-cell table:style-name="ce5" office:value-type="time" office:time-value="PT14H22M50S">
            <text:p>02:22:50 PM</text:p>
          </table:table-cell>
          <table:table-cell table:style-name="ce5" office:value-type="time" office:time-value="PT14H25M50S">
            <text:p>02:25:50 PM</text:p>
          </table:table-cell>
          <table:table-cell table:style-name="ce10" office:value-type="float" office:value="385">
            <text:p>385.0</text:p>
          </table:table-cell>
          <table:table-cell office:value-type="float" office:value="361.55">
            <text:p>361.55</text:p>
          </table:table-cell>
          <table:table-cell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table:formula="of:=100*((13 - [.A14])/13)" office:value-type="float" office:value="46.1538461538462">
            <text:p>46.1538461538</text:p>
          </table:table-cell>
          <table:table-cell table:style-name="ce5" office:value-type="time" office:time-value="PT14H27M30S">
            <text:p>02:27:30 PM</text:p>
          </table:table-cell>
          <table:table-cell table:style-name="ce5" office:value-type="time" office:time-value="PT14H30M20S">
            <text:p>02:30:20 PM</text:p>
          </table:table-cell>
          <table:table-cell table:style-name="ce10" office:value-type="float" office:value="2370.7">
            <text:p>2370.7</text:p>
          </table:table-cell>
          <table:table-cell table:style-name="ce10" office:value-type="float" office:value="858.1">
            <text:p>858.1</text:p>
          </table:table-cell>
          <table:table-cell table:style-name="ce8" office:value-type="float" office:value="2375.55">
            <text:p>2375.5500</text:p>
          </table:table-cell>
          <table:table-cell table:style-name="ce8" office:value-type="float" office:value="939.35">
            <text:p>939.3500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3" table:formula="of:=100*((10.2 - [.K14])/10.2)" office:value-type="float" office:value="41.1764705882353">
            <text:p>41.1764705882</text:p>
          </table:table-cell>
          <table:table-cell table:style-name="ce5" office:value-type="time" office:time-value="PT14H27M30S">
            <text:p>02:27:30 PM</text:p>
          </table:table-cell>
          <table:table-cell table:style-name="ce5" office:value-type="time" office:time-value="PT14H30M20S">
            <text:p>02:30:20 PM</text:p>
          </table:table-cell>
          <table:table-cell table:style-name="ce10" office:value-type="float" office:value="551.5">
            <text:p>551.5</text:p>
          </table:table-cell>
          <table:table-cell office:value-type="float" office:value="564.35">
            <text:p>564.35</text:p>
          </table:table-cell>
          <table:table-cell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table:formula="of:=100*((13 - [.A15])/13)" office:value-type="float" office:value="53.8461538461539">
            <text:p>53.8461538462</text:p>
          </table:table-cell>
          <table:table-cell table:style-name="ce5" office:value-type="time" office:time-value="PT14H32M05S">
            <text:p>02:32:05 PM</text:p>
          </table:table-cell>
          <table:table-cell table:style-name="ce5" office:value-type="time" office:time-value="PT14H35M05S">
            <text:p>02:35:05 PM</text:p>
          </table:table-cell>
          <table:table-cell table:style-name="ce10" office:value-type="float" office:value="929.6">
            <text:p>929.6</text:p>
          </table:table-cell>
          <table:table-cell table:style-name="ce10" office:value-type="float" office:value="152.2">
            <text:p>152.2</text:p>
          </table:table-cell>
          <table:table-cell table:style-name="ce8" office:value-type="float" office:value="822.85">
            <text:p>822.8500</text:p>
          </table:table-cell>
          <table:table-cell table:style-name="ce8" office:value-type="float" office:value="136.6">
            <text:p>136.6000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3" table:formula="of:=100*((10.2 - [.K15])/10.2)" office:value-type="float" office:value="41.1764705882353">
            <text:p>41.1764705882</text:p>
          </table:table-cell>
          <table:table-cell table:style-name="ce5" office:value-type="time" office:time-value="PT14H32M05S">
            <text:p>02:32:05 PM</text:p>
          </table:table-cell>
          <table:table-cell table:style-name="ce5" office:value-type="time" office:time-value="PT14H35M05S">
            <text:p>02:35:05 PM</text:p>
          </table:table-cell>
          <table:table-cell table:style-name="ce10" office:value-type="float" office:value="291.3">
            <text:p>291.3</text:p>
          </table:table-cell>
          <table:table-cell office:value-type="float" office:value="254.35">
            <text:p>254.35</text:p>
          </table:table-cell>
          <table:table-cell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table:formula="of:=100*((13 - [.A16])/13)" office:value-type="float" office:value="61.5384615384615">
            <text:p>61.5384615385</text:p>
          </table:table-cell>
          <table:table-cell table:style-name="ce5" office:value-type="time" office:time-value="PT14H42M40S">
            <text:p>02:42:40 PM</text:p>
          </table:table-cell>
          <table:table-cell table:style-name="ce5" office:value-type="time" office:time-value="PT14H45M40S">
            <text:p>02:45:4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07.5">
            <text:p>107.5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105.4">
            <text:p>105.4000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3" table:formula="of:=100*((10.2 - [.K16])/10.2)" office:value-type="float" office:value="50.9803921568627">
            <text:p>50.9803921569</text:p>
          </table:table-cell>
          <table:table-cell table:style-name="ce5" office:value-type="time" office:time-value="PT14H42M40S">
            <text:p>02:42:40 PM</text:p>
          </table:table-cell>
          <table:table-cell table:style-name="ce5" office:value-type="time" office:time-value="PT14H45M40S">
            <text:p>02:45:40 PM</text:p>
          </table:table-cell>
          <table:table-cell table:style-name="ce10" office:value-type="float" office:value="172.6">
            <text:p>172.6</text:p>
          </table:table-cell>
          <table:table-cell office:value-type="float" office:value="169.2">
            <text:p>169.2</text:p>
          </table:table-cell>
          <table:table-cell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table:formula="of:=100*((13 - [.A17])/13)" office:value-type="float" office:value="69.2307692307692">
            <text:p>69.2307692308</text:p>
          </table:table-cell>
          <table:table-cell table:style-name="ce5" office:value-type="time" office:time-value="PT14H47M00S">
            <text:p>02:47:00 PM</text:p>
          </table:table-cell>
          <table:table-cell table:style-name="ce5" office:value-type="time" office:time-value="PT14H49M00S">
            <text:p>02:49:0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722.6">
            <text:p>722.6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722.6">
            <text:p>722.6000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3" table:formula="of:=100*((10.2 - [.K17])/10.2)" office:value-type="float" office:value="60.7843137254902">
            <text:p>60.7843137255</text:p>
          </table:table-cell>
          <table:table-cell table:style-name="ce5" office:value-type="time" office:time-value="PT14H47M00S">
            <text:p>02:47:00 PM</text:p>
          </table:table-cell>
          <table:table-cell table:style-name="ce5" office:value-type="time" office:time-value="PT14H49M00S">
            <text:p>02:49:00 PM</text:p>
          </table:table-cell>
          <table:table-cell table:style-name="ce10" office:value-type="float" office:value="725.6">
            <text:p>725.6</text:p>
          </table:table-cell>
          <table:table-cell office:value-type="float" office:value="725.6">
            <text:p>725.6</text:p>
          </table:table-cell>
          <table:table-cell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table:formula="of:=100*((13 - [.A18])/13)" office:value-type="float" office:value="76.9230769230769">
            <text:p>76.9230769231</text:p>
          </table:table-cell>
          <table:table-cell table:style-name="ce5" office:value-type="time" office:time-value="PT14H50M00S">
            <text:p>02:50:00 PM</text:p>
          </table:table-cell>
          <table:table-cell table:style-name="ce5" office:value-type="time" office:time-value="PT14H52M00S">
            <text:p>02:52:00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220.5">
            <text:p>220.5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220.5">
            <text:p>220.5000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table:formula="of:=100*((10.2 - [.K18])/10.2)" office:value-type="float" office:value="70.5882352941176">
            <text:p>70.5882352941</text:p>
          </table:table-cell>
          <table:table-cell table:style-name="ce5" office:value-type="time" office:time-value="PT14H50M00S">
            <text:p>02:50:00 PM</text:p>
          </table:table-cell>
          <table:table-cell table:style-name="ce5" office:value-type="time" office:time-value="PT14H52M00S">
            <text:p>02:52:00 PM</text:p>
          </table:table-cell>
          <table:table-cell table:style-name="ce10" office:value-type="float" office:value="499.8">
            <text:p>499.8</text:p>
          </table:table-cell>
          <table:table-cell office:value-type="float" office:value="499.8">
            <text:p>499.8</text:p>
          </table:table-cell>
          <table:table-cell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table:formula="of:=100*((13 - [.A19])/13)" office:value-type="float" office:value="84.6153846153846">
            <text:p>84.6153846154</text:p>
          </table:table-cell>
          <table:table-cell table:style-name="ce5" office:value-type="time" office:time-value="PT14H53M33S">
            <text:p>02:53:33 PM</text:p>
          </table:table-cell>
          <table:table-cell table:style-name="ce5" office:value-type="time" office:time-value="PT14H55M33S">
            <text:p>02:55:33 PM</text:p>
          </table:table-cell>
          <table:table-cell table:style-name="ce10" office:value-type="float" office:value="0">
            <text:p>0.0</text:p>
          </table:table-cell>
          <table:table-cell table:style-name="ce10" office:value-type="float" office:value="118.3">
            <text:p>118.3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118.3">
            <text:p>118.3000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3" table:formula="of:=100*((10.2 - [.K19])/10.2)" office:value-type="float" office:value="80.3921568627451">
            <text:p>80.3921568627</text:p>
          </table:table-cell>
          <table:table-cell table:style-name="ce5" office:value-type="time" office:time-value="PT14H53M33S">
            <text:p>02:53:33 PM</text:p>
          </table:table-cell>
          <table:table-cell table:style-name="ce5" office:value-type="time" office:time-value="PT14H55M33S">
            <text:p>02:55:33 PM</text:p>
          </table:table-cell>
          <table:table-cell table:style-name="ce10" office:value-type="float" office:value="163.8">
            <text:p>163.8</text:p>
          </table:table-cell>
          <table:table-cell office:value-type="float" office:value="163.8">
            <text:p>163.8</text:p>
          </table:table-cell>
          <table:table-cell/>
        </table:table-row>
        <table:table-row table:style-name="ro1" table:number-rows-repeated="104855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lanting density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office:value-type="string">
            <text:p>Both of these RILs were planted at the same density</text:p>
          </table:table-cell>
          <table:table-cell table:number-columns-repeated="12"/>
        </table:table-row>
        <table:table-row table:style-name="ro1">
          <table:table-cell office:value-type="string">
            <text:p>We counted the effective planting density on 07/23/2014 and 07/24/2014 by counting the number of plants in the middle 5 feet of each row of the 4 row plot for each RI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RIL 63</text:p>
          </table:table-cell>
          <table:table-cell table:number-columns-repeated="6"/>
          <table:table-cell office:value-type="string">
            <text:p>RIL 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15" office:value-type="string">
            <text:p>AVG</text:p>
          </table:table-cell>
          <table:table-cell table:number-columns-repeated="2"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15" office:value-type="string">
            <text:p>AVG</text:p>
          </table:table-cell>
        </table:table-row>
        <table:table-row table:style-name="ro1">
          <table:table-cell office:value-type="string">
            <text:p># of plants counted by RFM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AVERAGE([.B6:.E6])" office:value-type="float" office:value="30.5">
            <text:p>30.5</text:p>
          </table:table-cell>
          <table:table-cell/>
          <table:table-cell office:value-type="string">
            <text:p># of plants counted by RFM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formula="of:=AVERAGE([.I6:.L6])" office:value-type="float" office:value="33">
            <text:p>33</text:p>
          </table:table-cell>
        </table:table-row>
        <table:table-row table:style-name="ro1">
          <table:table-cell office:value-type="string">
            <text:p># of plants counted by SKT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AVERAGE([.B7:.E7])" office:value-type="float" office:value="27.75">
            <text:p>27.75</text:p>
          </table:table-cell>
          <table:table-cell/>
          <table:table-cell office:value-type="string">
            <text:p># of plants counted by SKT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AVERAGE([.I7:.L7])" office:value-type="float" office:value="31">
            <text:p>31</text:p>
          </table:table-cell>
        </table:table-row>
        <table:table-row table:style-name="ro1">
          <table:table-cell office:value-type="string">
            <text:p># of plants (avg)</text:p>
          </table:table-cell>
          <table:table-cell table:formula="of:=AVERAGE([.B6:.B7])" office:value-type="float" office:value="30">
            <text:p>30</text:p>
          </table:table-cell>
          <table:table-cell table:formula="of:=AVERAGE([.C6:.C7])" office:value-type="float" office:value="28.5">
            <text:p>28.5</text:p>
          </table:table-cell>
          <table:table-cell table:formula="of:=AVERAGE([.D6:.D7])" office:value-type="float" office:value="27.5">
            <text:p>27.5</text:p>
          </table:table-cell>
          <table:table-cell table:formula="of:=AVERAGE([.E6:.E7])" office:value-type="float" office:value="30.5">
            <text:p>30.5</text:p>
          </table:table-cell>
          <table:table-cell table:formula="of:=AVERAGE([.B8:.E8])" office:value-type="float" office:value="29.125">
            <text:p>29.125</text:p>
          </table:table-cell>
          <table:table-cell/>
          <table:table-cell office:value-type="string">
            <text:p># of plants (avg)</text:p>
          </table:table-cell>
          <table:table-cell table:formula="of:=AVERAGE([.I6:.I7])" office:value-type="float" office:value="30">
            <text:p>30</text:p>
          </table:table-cell>
          <table:table-cell table:formula="of:=AVERAGE([.J6:.J7])" office:value-type="float" office:value="30.5">
            <text:p>30.5</text:p>
          </table:table-cell>
          <table:table-cell table:formula="of:=AVERAGE([.K6:.K7])" office:value-type="float" office:value="36">
            <text:p>36</text:p>
          </table:table-cell>
          <table:table-cell table:formula="of:=AVERAGE([.L6:.L7])" office:value-type="float" office:value="31.5">
            <text:p>31.5</text:p>
          </table:table-cell>
          <table:table-cell table:formula="of:=AVERAGE([.I8:.L8])" office:value-type="float" office:value="32">
            <text:p>32</text:p>
          </table:table-cell>
        </table:table-row>
        <table:table-row table:style-name="ro1">
          <table:table-cell office:value-type="string">
            <text:p># of plants (avg) / 1 ft</text:p>
          </table:table-cell>
          <table:table-cell table:formula="of:=[.B8]/5" office:value-type="float" office:value="6">
            <text:p>6</text:p>
          </table:table-cell>
          <table:table-cell table:formula="of:=[.C8]/5" office:value-type="float" office:value="5.7">
            <text:p>5.7</text:p>
          </table:table-cell>
          <table:table-cell table:formula="of:=[.D8]/5" office:value-type="float" office:value="5.5">
            <text:p>5.5</text:p>
          </table:table-cell>
          <table:table-cell table:formula="of:=[.E8]/5" office:value-type="float" office:value="6.1">
            <text:p>6.1</text:p>
          </table:table-cell>
          <table:table-cell table:formula="of:=AVERAGE([.B9:.E9])" office:value-type="float" office:value="5.825">
            <text:p>5.825</text:p>
          </table:table-cell>
          <table:table-cell/>
          <table:table-cell office:value-type="string">
            <text:p># of plants (avg) / 1 ft</text:p>
          </table:table-cell>
          <table:table-cell table:formula="of:=[.I8]/5" office:value-type="float" office:value="6">
            <text:p>6</text:p>
          </table:table-cell>
          <table:table-cell table:formula="of:=[.J8]/5" office:value-type="float" office:value="6.1">
            <text:p>6.1</text:p>
          </table:table-cell>
          <table:table-cell table:formula="of:=[.K8]/5" office:value-type="float" office:value="7.2">
            <text:p>7.2</text:p>
          </table:table-cell>
          <table:table-cell table:formula="of:=[.L8]/5" office:value-type="float" office:value="6.3">
            <text:p>6.3</text:p>
          </table:table-cell>
          <table:table-cell table:formula="of:=AVERAGE([.I9:.L9])" office:value-type="float" office:value="6.4">
            <text:p>6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fter light measurements were taken on 07/24/2014, both of the plots were thinned to have a plant every 5 inches. And the final thinning, light measurements were taken on 07/25/2014</text:p>
          </table:table-cell>
          <table:table-cell table:number-columns-repeated="12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0" number:min-integer-digits="1"/>
      <number:text>°</number:text>
    </number:number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08-14T16:53:19</meta:creation-date>
    <dc:date>2014-08-20T15:59:08</dc:date>
    <dc:creator>SKT </dc:creator>
    <meta:editing-duration>P5DT22H54M39S</meta:editing-duration>
    <meta:editing-cycles>24</meta:editing-cycles>
    <meta:generator>LibreOffice/3.5$Linux_X86_64 LibreOffice_project/350m1$Build-2</meta:generator>
    <meta:document-statistic meta:table-count="8" meta:cell-count="1426" meta:object-count="0"/>
  </office:meta>
</office:document-meta>
</file>